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黑体" svg:font-family="黑体, 方正黑体_GBK"/>
    <style:font-face style:name="Arial" svg:font-family="Arial, 'Liberation Sans'" style:font-family-generic="swiss"/>
    <style:font-face style:name="FreeSans1" svg:font-family="FreeSans" style:font-family-generic="swiss"/>
    <style:font-face style:name="Ubuntu" svg:font-family="Ubuntu" style:font-pitch="variable"/>
    <style:font-face style:name="Ubuntu Medium" svg:font-family="'Ubuntu Medium'"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Ubuntu" fo:font-size="10.5pt" style:font-size-asian="10.5pt" style:font-size-complex="10.5pt"/>
    </style:style>
    <style:style style:name="P2" style:family="paragraph" style:parent-style-name="Standard">
      <style:paragraph-properties fo:margin-left="0.2917in" fo:margin-right="0in" fo:text-align="justify" style:justify-single-word="false" fo:text-indent="0in" style:auto-text-indent="false"/>
      <style:text-properties fo:color="#006699" style:font-name="DejaVu Serif" fo:font-size="9pt" fo:font-style="normal" fo:font-weight="normal" officeooo:rsid="004c8fbf" officeooo:paragraph-rsid="000c0229" style:font-name-asian="DejaVu Serif" style:font-size-asian="9pt" style:font-style-asian="normal" style:font-weight-asian="normal" style:font-size-complex="9pt" style:font-style-complex="normal" style:font-weight-complex="normal"/>
    </style:style>
    <style:style style:name="P3" style:family="paragraph" style:parent-style-name="Standard">
      <style:paragraph-properties fo:margin-left="0.2917in" fo:margin-right="0in" fo:text-align="justify" style:justify-single-word="false" fo:text-indent="0in" style:auto-text-indent="false"/>
      <style:text-properties fo:color="#006699" style:font-name="Ubuntu" fo:font-size="10.5pt" fo:font-style="normal" fo:font-weight="normal" officeooo:rsid="008387ed" officeooo:paragraph-rsid="008a9cae" style:font-name-asian="Ubuntu" style:font-size-asian="10.5pt" style:font-style-asian="normal" style:font-weight-asian="normal" style:font-size-complex="10.5pt" style:font-style-complex="normal" style:font-weight-complex="normal"/>
    </style:style>
    <style:style style:name="P4" style:family="paragraph" style:parent-style-name="Standard">
      <style:paragraph-properties fo:margin-left="0.2917in" fo:margin-right="0in" fo:text-align="justify" style:justify-single-word="false" fo:text-indent="0in" style:auto-text-indent="false"/>
      <style:text-properties fo:color="#006699" style:font-name="Ubuntu" fo:font-size="10.5pt" fo:font-style="normal" fo:font-weight="normal" officeooo:rsid="008387ed" officeooo:paragraph-rsid="0094194f" style:font-name-asian="Ubuntu" style:font-size-asian="10.5pt" style:font-style-asian="normal" style:font-weight-asian="normal" style:font-size-complex="10.5pt" style:font-style-complex="normal" style:font-weight-complex="normal"/>
    </style:style>
    <style:style style:name="P5" style:family="paragraph" style:parent-style-name="Standard">
      <style:paragraph-properties fo:margin-left="0.2917in" fo:margin-right="0in" fo:text-align="justify" style:justify-single-word="false" fo:text-indent="0in" style:auto-text-indent="false"/>
      <style:text-properties fo:color="#006699" style:font-name="Ubuntu" fo:font-size="10.5pt" fo:font-style="normal" fo:font-weight="normal" officeooo:rsid="008387ed" officeooo:paragraph-rsid="009f87ae" style:font-name-asian="Ubuntu" style:font-size-asian="10.5pt" style:font-style-asian="normal" style:font-weight-asian="normal" style:font-size-complex="10.5pt" style:font-style-complex="normal" style:font-weight-complex="normal"/>
    </style:style>
    <style:style style:name="P6" style:family="paragraph" style:parent-style-name="Standard">
      <style:paragraph-properties fo:margin-left="0.2917in" fo:margin-right="0in" fo:text-align="justify" style:justify-single-word="false" fo:text-indent="0in" style:auto-text-indent="false"/>
      <style:text-properties style:font-name="Ubuntu" fo:font-size="10.5pt" officeooo:rsid="000a087d" officeooo:paragraph-rsid="000a087d" style:font-name-asian="Ubuntu" style:font-size-asian="10.5pt" style:font-size-complex="10.5pt"/>
    </style:style>
    <style:style style:name="P7" style:family="paragraph" style:parent-style-name="Standard">
      <style:paragraph-properties fo:margin-left="0.2917in" fo:margin-right="0in" fo:text-align="justify" style:justify-single-word="false" fo:text-indent="0in" style:auto-text-indent="false"/>
      <style:text-properties style:font-name="Ubuntu" fo:font-size="10.5pt" officeooo:rsid="000a087d" officeooo:paragraph-rsid="008a9cae" style:font-name-asian="Ubuntu" style:font-size-asian="10.5pt" style:font-size-complex="10.5pt"/>
    </style:style>
    <style:style style:name="P8" style:family="paragraph" style:parent-style-name="Standard">
      <style:paragraph-properties fo:margin-left="0.2917in" fo:margin-right="0in" fo:text-align="justify" style:justify-single-word="false" fo:text-indent="0in" style:auto-text-indent="false"/>
      <style:text-properties style:font-name="Ubuntu" fo:font-size="10.5pt" officeooo:rsid="000a087d" officeooo:paragraph-rsid="0090d68e" style:font-name-asian="Ubuntu" style:font-size-asian="10.5pt" style:font-size-complex="10.5pt"/>
    </style:style>
    <style:style style:name="P9" style:family="paragraph" style:parent-style-name="Standard">
      <style:paragraph-properties fo:margin-left="0.2917in" fo:margin-right="0in" fo:text-align="justify" style:justify-single-word="false" fo:text-indent="0in" style:auto-text-indent="false"/>
      <style:text-properties style:font-name="Ubuntu" fo:font-size="10.5pt" officeooo:rsid="000a087d" officeooo:paragraph-rsid="00962d09" style:font-name-asian="Ubuntu" style:font-size-asian="10.5pt" style:font-size-complex="10.5pt"/>
    </style:style>
    <style:style style:name="P10" style:family="paragraph" style:parent-style-name="Standard">
      <style:paragraph-properties fo:margin-left="0.2917in" fo:margin-right="0in" fo:text-align="justify" style:justify-single-word="false" fo:text-indent="0in" style:auto-text-indent="false"/>
      <style:text-properties style:font-name="Ubuntu" fo:font-size="10.5pt" officeooo:rsid="000a087d" officeooo:paragraph-rsid="00aa7610" style:font-name-asian="Ubuntu" style:font-size-asian="10.5pt" style:font-size-complex="10.5pt"/>
    </style:style>
    <style:style style:name="P11" style:family="paragraph" style:parent-style-name="Standard">
      <style:paragraph-properties fo:margin-left="0.2917in" fo:margin-right="0in" fo:text-align="start" style:justify-single-word="false" fo:text-indent="0in" style:auto-text-indent="false"/>
      <style:text-properties style:font-name="Ubuntu" fo:font-size="10.5pt" officeooo:rsid="000a087d" officeooo:paragraph-rsid="000a087d" style:font-name-asian="Ubuntu" style:font-size-asian="10.5pt" style:font-size-complex="10.5pt"/>
    </style:style>
    <style:style style:name="P12" style:family="paragraph" style:parent-style-name="Standard">
      <style:paragraph-properties fo:margin-left="0.2917in" fo:margin-right="0in" fo:text-align="start" style:justify-single-word="false" fo:text-indent="0in" style:auto-text-indent="false"/>
      <style:text-properties style:font-name="Ubuntu" fo:font-size="10.5pt" officeooo:rsid="000a087d" officeooo:paragraph-rsid="008a9cae" style:font-name-asian="Ubuntu" style:font-size-asian="10.5pt" style:font-size-complex="10.5pt"/>
    </style:style>
    <style:style style:name="P13" style:family="paragraph" style:parent-style-name="Standard">
      <style:paragraph-properties fo:margin-left="0.2917in" fo:margin-right="0in" fo:text-align="start" style:justify-single-word="false" fo:text-indent="0in" style:auto-text-indent="false"/>
      <style:text-properties style:font-name="Ubuntu" fo:font-size="10.5pt" officeooo:rsid="000a087d" officeooo:paragraph-rsid="0090d68e" style:font-name-asian="Ubuntu" style:font-size-asian="10.5pt" style:font-size-complex="10.5pt"/>
    </style:style>
    <style:style style:name="P14" style:family="paragraph" style:parent-style-name="Standard">
      <style:paragraph-properties fo:margin-left="0.2917in" fo:margin-right="0in" fo:text-align="start" style:justify-single-word="false" fo:text-indent="0in" style:auto-text-indent="false"/>
      <style:text-properties style:font-name="Ubuntu" fo:font-size="10.5pt" officeooo:rsid="000a087d" officeooo:paragraph-rsid="00962d09" style:font-name-asian="Ubuntu" style:font-size-asian="10.5pt" style:font-size-complex="10.5pt"/>
    </style:style>
    <style:style style:name="P15" style:family="paragraph" style:parent-style-name="Standard">
      <style:paragraph-properties fo:margin-left="0.2917in" fo:margin-right="0in" fo:text-align="start" style:justify-single-word="false" fo:text-indent="0in" style:auto-text-indent="false"/>
      <style:text-properties style:font-name="Ubuntu" fo:font-size="10.5pt" officeooo:rsid="000a087d" officeooo:paragraph-rsid="00aa7610" style:font-name-asian="Ubuntu" style:font-size-asian="10.5pt" style:font-size-complex="10.5pt"/>
    </style:style>
    <style:style style:name="P16" style:family="paragraph" style:parent-style-name="Standard">
      <style:paragraph-properties fo:margin-left="0.2917in" fo:margin-right="0in" fo:text-align="justify" style:justify-single-word="false" fo:text-indent="0in" style:auto-text-indent="false"/>
      <style:text-properties style:font-name="Ubuntu" fo:font-size="10.5pt" officeooo:rsid="000c0229" officeooo:paragraph-rsid="000c0229" style:font-name-asian="Ubuntu" style:font-size-asian="10.5pt" style:font-size-complex="10.5pt"/>
    </style:style>
    <style:style style:name="P17" style:family="paragraph" style:parent-style-name="Standard">
      <style:paragraph-properties fo:margin-left="0.2917in" fo:margin-right="0in" fo:text-align="justify" style:justify-single-word="false" fo:text-indent="0in" style:auto-text-indent="false"/>
      <style:text-properties style:font-name="Ubuntu" fo:font-size="10.5pt" officeooo:rsid="000c0229" officeooo:paragraph-rsid="008caebe" style:font-name-asian="Ubuntu" style:font-size-asian="10.5pt" style:font-size-complex="10.5pt"/>
    </style:style>
    <style:style style:name="P18" style:family="paragraph" style:parent-style-name="Standard">
      <style:paragraph-properties fo:margin-left="0.2917in" fo:margin-right="0in" fo:text-align="justify" style:justify-single-word="false" fo:text-indent="0in" style:auto-text-indent="false"/>
      <style:text-properties style:font-name="Ubuntu" fo:font-size="10.5pt" officeooo:rsid="000c0229" officeooo:paragraph-rsid="0094194f" style:font-name-asian="Ubuntu" style:font-size-asian="10.5pt" style:font-size-complex="10.5pt"/>
    </style:style>
    <style:style style:name="P19" style:family="paragraph" style:parent-style-name="Standard">
      <style:paragraph-properties fo:margin-left="0.2917in" fo:margin-right="0in" fo:text-indent="0in" style:auto-text-indent="false"/>
      <style:text-properties style:font-name="Ubuntu" fo:font-size="10.5pt" officeooo:paragraph-rsid="0087c1a4" style:font-name-asian="Ubuntu" style:font-size-asian="10.5pt" style:font-size-complex="10.5pt"/>
    </style:style>
    <style:style style:name="P20" style:family="paragraph" style:parent-style-name="Standard">
      <style:paragraph-properties fo:margin-left="0.2917in" fo:margin-right="0in" fo:text-indent="0in" style:auto-text-indent="false"/>
      <style:text-properties style:font-name="Ubuntu" fo:font-size="10.5pt" officeooo:paragraph-rsid="008a4725" style:font-name-asian="Ubuntu" style:font-size-asian="10.5pt" style:font-size-complex="10.5pt"/>
    </style:style>
    <style:style style:name="P21" style:family="paragraph" style:parent-style-name="Standard">
      <style:paragraph-properties fo:margin-left="0.2917in" fo:margin-right="0in" fo:text-align="justify" style:justify-single-word="false" fo:text-indent="0in" style:auto-text-indent="false"/>
      <style:text-properties style:font-name="Ubuntu" fo:font-size="10.5pt" officeooo:rsid="009b1793" officeooo:paragraph-rsid="009c2af2" style:font-name-asian="Ubuntu" style:font-size-asian="10.5pt" style:font-size-complex="10.5pt"/>
    </style:style>
    <style:style style:name="P22" style:family="paragraph" style:parent-style-name="Standard">
      <style:paragraph-properties fo:margin-left="0.2917in" fo:margin-right="0in" fo:text-align="start" style:justify-single-word="false" fo:text-indent="0in" style:auto-text-indent="false"/>
      <style:text-properties style:use-window-font-color="true" style:font-name="Ubuntu" fo:font-size="10.5pt" fo:font-weight="normal" officeooo:rsid="000a087d" officeooo:paragraph-rsid="0087c1a4" style:font-name-asian="Ubuntu" style:font-size-asian="10.5pt" style:font-weight-asian="normal" style:font-size-complex="10.5pt" style:font-weight-complex="normal"/>
    </style:style>
    <style:style style:name="P23" style:family="paragraph" style:parent-style-name="Standard">
      <style:paragraph-properties fo:margin-left="0.2917in" fo:margin-right="0in" fo:text-align="justify" style:justify-single-word="false" fo:text-indent="0in" style:auto-text-indent="false"/>
      <style:text-properties style:use-window-font-color="true" style:font-name="Ubuntu" fo:font-size="10.5pt" officeooo:rsid="000a087d" officeooo:paragraph-rsid="008a9cae" style:font-name-asian="Ubuntu" style:font-size-asian="10.5pt" style:font-size-complex="10.5pt"/>
    </style:style>
    <style:style style:name="P24" style:family="paragraph" style:parent-style-name="Standard">
      <style:paragraph-properties fo:margin-left="0.2917in" fo:margin-right="0in" fo:text-align="justify" style:justify-single-word="false" fo:text-indent="0in" style:auto-text-indent="false"/>
      <style:text-properties style:use-window-font-color="true" style:font-name="Ubuntu" fo:font-size="10.5pt" officeooo:rsid="000a087d" officeooo:paragraph-rsid="00916870" style:font-name-asian="Ubuntu" style:font-size-asian="10.5pt" style:font-size-complex="10.5pt"/>
    </style:style>
    <style:style style:name="P25" style:family="paragraph" style:parent-style-name="Standard">
      <style:paragraph-properties fo:margin-left="0.2917in" fo:margin-right="0in" fo:text-align="justify" style:justify-single-word="false" fo:text-indent="0in" style:auto-text-indent="false"/>
      <style:text-properties style:use-window-font-color="true" style:font-name="Ubuntu" fo:font-size="10.5pt" officeooo:rsid="000a087d" officeooo:paragraph-rsid="0097e1ba" style:font-name-asian="Ubuntu" style:font-size-asian="10.5pt" style:font-size-complex="10.5pt"/>
    </style:style>
    <style:style style:name="P26" style:family="paragraph" style:parent-style-name="Standard">
      <style:paragraph-properties fo:margin-left="0.2917in" fo:margin-right="0in" fo:text-align="justify" style:justify-single-word="false" fo:text-indent="0in" style:auto-text-indent="false"/>
      <style:text-properties style:use-window-font-color="true" style:font-name="Ubuntu" fo:font-size="10.5pt" officeooo:rsid="000a087d" officeooo:paragraph-rsid="00abd2a1" style:font-name-asian="Ubuntu" style:font-size-asian="10.5pt" style:font-size-complex="10.5pt"/>
    </style:style>
    <style:style style:name="P27" style:family="paragraph" style:parent-style-name="Standard">
      <style:paragraph-properties fo:margin-left="0.2917in" fo:margin-right="0in" fo:text-align="justify" style:justify-single-word="false" fo:text-indent="0in" style:auto-text-indent="false"/>
      <style:text-properties style:use-window-font-color="true" style:font-name="Ubuntu" fo:font-size="10.5pt" officeooo:rsid="00acdbb7" officeooo:paragraph-rsid="00acdbb7" style:font-name-asian="Ubuntu" style:font-size-asian="10.5pt" style:font-size-complex="10.5pt"/>
    </style:style>
    <style:style style:name="P28" style:family="paragraph" style:parent-style-name="Standard">
      <style:paragraph-properties fo:margin-left="0.2917in" fo:margin-right="0in" fo:text-align="justify" style:justify-single-word="false" fo:text-indent="0in" style:auto-text-indent="false"/>
      <style:text-properties style:use-window-font-color="true" style:font-name="Ubuntu" fo:font-size="10.5pt" fo:font-style="normal" fo:font-weight="normal" officeooo:rsid="009ce8fd" officeooo:paragraph-rsid="009ce8fd" style:font-name-asian="Ubuntu"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Ubuntu" fo:font-size="10.5pt" officeooo:rsid="000a087d" officeooo:paragraph-rsid="000a087d" style:font-name-asian="Ubuntu" style:font-size-asian="10.5pt" style:font-size-complex="10.5pt"/>
    </style:style>
    <style:style style:name="P30" style:family="paragraph" style:parent-style-name="Standard">
      <style:paragraph-properties fo:text-align="start" style:justify-single-word="false"/>
      <style:text-properties style:font-name="Ubuntu" fo:font-size="10.5pt" officeooo:rsid="000a087d" officeooo:paragraph-rsid="008a9cae" style:font-name-asian="Ubuntu" style:font-size-asian="10.5pt" style:font-size-complex="10.5pt"/>
    </style:style>
    <style:style style:name="P31" style:family="paragraph" style:parent-style-name="Standard">
      <style:paragraph-properties fo:text-align="start" style:justify-single-word="false"/>
      <style:text-properties style:font-name="Ubuntu" fo:font-size="10.5pt" officeooo:rsid="000a087d" officeooo:paragraph-rsid="0090d68e" style:font-name-asian="Ubuntu" style:font-size-asian="10.5pt" style:font-size-complex="10.5pt"/>
    </style:style>
    <style:style style:name="P32" style:family="paragraph" style:parent-style-name="Standard">
      <style:paragraph-properties fo:text-align="start" style:justify-single-word="false"/>
      <style:text-properties style:font-name="Ubuntu" fo:font-size="10.5pt" officeooo:rsid="000a087d" officeooo:paragraph-rsid="00962d09" style:font-name-asian="Ubuntu" style:font-size-asian="10.5pt" style:font-size-complex="10.5pt"/>
    </style:style>
    <style:style style:name="P33" style:family="paragraph" style:parent-style-name="Standard">
      <style:paragraph-properties fo:text-align="start" style:justify-single-word="false"/>
      <style:text-properties style:font-name="Ubuntu" fo:font-size="10.5pt" officeooo:rsid="000a087d" officeooo:paragraph-rsid="00aa7610" style:font-name-asian="Ubuntu" style:font-size-asian="10.5pt" style:font-size-complex="10.5pt"/>
    </style:style>
    <style:style style:name="P34" style:family="paragraph" style:parent-style-name="Standard">
      <style:text-properties style:font-name="Ubuntu" fo:font-size="10.5pt" officeooo:paragraph-rsid="0087c1a4" style:font-name-asian="Ubuntu" style:font-size-asian="10.5pt" style:font-size-complex="10.5pt"/>
    </style:style>
    <style:style style:name="P35" style:family="paragraph" style:parent-style-name="Standard">
      <style:text-properties style:font-name="Ubuntu" fo:font-size="10.5pt" officeooo:paragraph-rsid="008a4725" style:font-name-asian="Ubuntu" style:font-size-asian="10.5pt" style:font-size-complex="10.5pt"/>
    </style:style>
    <style:style style:name="P36" style:family="paragraph" style:parent-style-name="Standard">
      <style:text-properties style:font-name="Ubuntu" fo:font-size="12pt" fo:font-weight="bold" officeooo:paragraph-rsid="0087c1a4" style:font-name-asian="Ubuntu" style:font-size-asian="12pt" style:font-weight-asian="bold" style:font-size-complex="12pt" style:font-weight-complex="bold"/>
    </style:style>
    <style:style style:name="P37" style:family="paragraph" style:parent-style-name="Standard">
      <style:paragraph-properties fo:text-align="end" style:justify-single-word="false"/>
      <style:text-properties fo:color="#006699" style:font-name="Ubuntu Medium" fo:font-size="22pt" fo:font-weight="bold" officeooo:rsid="000a087d" officeooo:paragraph-rsid="000a087d" style:font-name-asian="Ubuntu Medium" style:font-size-asian="22pt" style:font-weight-asian="bold" style:font-size-complex="22pt" style:font-weight-complex="bold"/>
    </style:style>
    <style:style style:name="P38" style:family="paragraph" style:parent-style-name="Standard">
      <style:paragraph-properties fo:text-align="end" style:justify-single-word="false"/>
      <style:text-properties fo:color="#006699" style:font-name="Ubuntu Medium" fo:font-size="22pt" fo:font-weight="bold" officeooo:rsid="000a087d" officeooo:paragraph-rsid="008a9cae" style:font-name-asian="Ubuntu Medium" style:font-size-asian="22pt" style:font-weight-asian="bold" style:font-size-complex="22pt" style:font-weight-complex="bold"/>
    </style:style>
    <style:style style:name="P39" style:family="paragraph" style:parent-style-name="Standard">
      <style:paragraph-properties fo:text-align="end" style:justify-single-word="false"/>
      <style:text-properties fo:color="#006699" style:font-name="Ubuntu Medium" fo:font-size="22pt" fo:font-weight="bold" officeooo:rsid="000a087d" officeooo:paragraph-rsid="0090d68e" style:font-name-asian="Ubuntu Medium" style:font-size-asian="22pt" style:font-weight-asian="bold" style:font-size-complex="22pt" style:font-weight-complex="bold"/>
    </style:style>
    <style:style style:name="P40" style:family="paragraph" style:parent-style-name="Standard">
      <style:paragraph-properties fo:text-align="end" style:justify-single-word="false"/>
      <style:text-properties fo:color="#006699" style:font-name="Ubuntu Medium" fo:font-size="22pt" fo:font-weight="bold" officeooo:rsid="000a087d" officeooo:paragraph-rsid="00962d09" style:font-name-asian="Ubuntu Medium" style:font-size-asian="22pt" style:font-weight-asian="bold" style:font-size-complex="22pt" style:font-weight-complex="bold"/>
    </style:style>
    <style:style style:name="P41" style:family="paragraph" style:parent-style-name="Standard">
      <style:paragraph-properties fo:text-align="end" style:justify-single-word="false"/>
      <style:text-properties fo:color="#006699" style:font-name="Ubuntu Medium" fo:font-size="22pt" fo:font-weight="bold" officeooo:rsid="000a087d" officeooo:paragraph-rsid="00aa7610" style:font-name-asian="Ubuntu Medium" style:font-size-asian="22pt" style:font-weight-asian="bold" style:font-size-complex="22pt" style:font-weight-complex="bold"/>
    </style:style>
    <style:style style:name="P42" style:family="paragraph" style:parent-style-name="Standard">
      <style:paragraph-properties fo:text-align="end" style:justify-single-word="false"/>
      <style:text-properties fo:color="#006699" style:font-name="Ubuntu Medium" fo:font-size="22pt" fo:font-weight="bold" officeooo:rsid="001a0a15" officeooo:paragraph-rsid="001a0a15" style:font-name-asian="Ubuntu Medium" style:font-size-asian="22pt" style:font-weight-asian="bold" style:font-size-complex="22pt" style:font-weight-complex="bold"/>
    </style:style>
    <style:style style:name="P43" style:family="paragraph" style:parent-style-name="Standard">
      <style:paragraph-properties fo:text-align="end" style:justify-single-word="false"/>
      <style:text-properties fo:color="#006699" style:font-name="Ubuntu Medium" fo:font-size="22pt" fo:font-weight="bold" officeooo:rsid="001a0a15" officeooo:paragraph-rsid="008a9cae" style:font-name-asian="Ubuntu Medium" style:font-size-asian="22pt" style:font-weight-asian="bold" style:font-size-complex="22pt" style:font-weight-complex="bold"/>
    </style:style>
    <style:style style:name="P44" style:family="paragraph" style:parent-style-name="Standard">
      <style:paragraph-properties fo:text-align="end" style:justify-single-word="false"/>
      <style:text-properties fo:color="#006699" style:font-name="Ubuntu Medium" fo:font-size="22pt" fo:font-weight="bold" officeooo:rsid="001a0a15" officeooo:paragraph-rsid="0090d68e" style:font-name-asian="Ubuntu Medium" style:font-size-asian="22pt" style:font-weight-asian="bold" style:font-size-complex="22pt" style:font-weight-complex="bold"/>
    </style:style>
    <style:style style:name="P45" style:family="paragraph" style:parent-style-name="Standard">
      <style:paragraph-properties fo:text-align="end" style:justify-single-word="false"/>
      <style:text-properties fo:color="#006699" style:font-name="Ubuntu Medium" fo:font-size="22pt" fo:font-weight="bold" officeooo:rsid="001a0a15" officeooo:paragraph-rsid="00962d09" style:font-name-asian="Ubuntu Medium" style:font-size-asian="22pt" style:font-weight-asian="bold" style:font-size-complex="22pt" style:font-weight-complex="bold"/>
    </style:style>
    <style:style style:name="P46" style:family="paragraph" style:parent-style-name="Standard">
      <style:paragraph-properties fo:text-align="end" style:justify-single-word="false"/>
      <style:text-properties fo:color="#006699" style:font-name="Ubuntu Medium" fo:font-size="22pt" fo:font-weight="bold" officeooo:rsid="001a0a15" officeooo:paragraph-rsid="00aa7610" style:font-name-asian="Ubuntu Medium" style:font-size-asian="22pt" style:font-weight-asian="bold" style:font-size-complex="22pt" style:font-weight-complex="bold"/>
    </style:style>
    <style:style style:name="P47" style:family="paragraph" style:parent-style-name="Standard">
      <style:paragraph-properties fo:text-align="end" style:justify-single-word="false"/>
      <style:text-properties fo:color="#006699" style:font-name="Ubuntu Medium" fo:font-size="22pt" fo:font-weight="bold" officeooo:paragraph-rsid="0087c1a4" style:font-name-asian="Ubuntu Medium" style:font-size-asian="22pt" style:font-weight-asian="bold" style:font-size-complex="22pt" style:font-weight-complex="bold"/>
    </style:style>
    <style:style style:name="P48" style:family="paragraph" style:parent-style-name="Standard">
      <style:paragraph-properties fo:text-align="end" style:justify-single-word="false"/>
      <style:text-properties fo:color="#006699" style:font-name="Ubuntu Medium" fo:font-size="22pt" fo:font-weight="bold" officeooo:rsid="01711a1b" officeooo:paragraph-rsid="0087c1a4" style:font-name-asian="Ubuntu Medium" style:font-size-asian="22pt" style:font-weight-asian="bold" style:font-size-complex="22pt" style:font-weight-complex="bold"/>
    </style:style>
    <style:style style:name="P49" style:family="paragraph" style:parent-style-name="Standard">
      <style:paragraph-properties fo:text-align="end" style:justify-single-word="false"/>
      <style:text-properties fo:color="#006699" style:font-name="Ubuntu Medium" fo:font-size="22pt" fo:font-weight="bold" officeooo:rsid="007eb228" officeooo:paragraph-rsid="008a9cae" style:font-name-asian="Ubuntu Medium" style:font-size-asian="22pt" style:font-weight-asian="bold" style:font-size-complex="22pt" style:font-weight-complex="bold"/>
    </style:style>
    <style:style style:name="P50" style:family="paragraph" style:parent-style-name="Standard">
      <style:paragraph-properties fo:text-align="end" style:justify-single-word="false"/>
      <style:text-properties fo:color="#006699" style:font-name="Ubuntu Medium" fo:font-size="22pt" fo:font-weight="bold" officeooo:rsid="007eb228" officeooo:paragraph-rsid="0090d68e" style:font-name-asian="Ubuntu Medium" style:font-size-asian="22pt" style:font-weight-asian="bold" style:font-size-complex="22pt" style:font-weight-complex="bold"/>
    </style:style>
    <style:style style:name="P51" style:family="paragraph" style:parent-style-name="Standard">
      <style:paragraph-properties fo:text-align="end" style:justify-single-word="false"/>
      <style:text-properties fo:color="#006699" style:font-name="Ubuntu Medium" fo:font-size="22pt" fo:font-weight="bold" officeooo:rsid="007eb228" officeooo:paragraph-rsid="00962d09" style:font-name-asian="Ubuntu Medium" style:font-size-asian="22pt" style:font-weight-asian="bold" style:font-size-complex="22pt" style:font-weight-complex="bold"/>
    </style:style>
    <style:style style:name="P52" style:family="paragraph" style:parent-style-name="Standard">
      <style:paragraph-properties fo:text-align="end" style:justify-single-word="false"/>
      <style:text-properties fo:color="#006699" style:font-name="Ubuntu Medium" fo:font-size="22pt" fo:font-weight="bold" officeooo:rsid="007eb228" officeooo:paragraph-rsid="00aa7610" style:font-name-asian="Ubuntu Medium" style:font-size-asian="22pt" style:font-weight-asian="bold" style:font-size-complex="22pt" style:font-weight-complex="bold"/>
    </style:style>
    <style:style style:name="P53" style:family="paragraph" style:parent-style-name="Standard">
      <style:paragraph-properties fo:text-align="end" style:justify-single-word="false"/>
      <style:text-properties fo:color="#006699" style:font-name="Ubuntu Medium" fo:font-size="22pt" fo:font-weight="bold" officeooo:rsid="0090da90" officeooo:paragraph-rsid="0090da90" style:font-name-asian="Ubuntu Medium" style:font-size-asian="22pt" style:font-weight-asian="bold" style:font-size-complex="22pt" style:font-weight-complex="bold"/>
    </style:style>
    <style:style style:name="P54" style:family="paragraph" style:parent-style-name="Standard">
      <style:paragraph-properties fo:text-align="end" style:justify-single-word="false"/>
      <style:text-properties fo:color="#006699" style:font-name="Ubuntu Medium" fo:font-size="22pt" fo:font-weight="bold" officeooo:rsid="00962d09" officeooo:paragraph-rsid="00962d09" style:font-name-asian="Ubuntu Medium" style:font-size-asian="22pt" style:font-weight-asian="bold" style:font-size-complex="22pt" style:font-weight-complex="bold"/>
    </style:style>
    <style:style style:name="P55" style:family="paragraph" style:parent-style-name="Standard">
      <style:paragraph-properties fo:text-align="end" style:justify-single-word="false"/>
      <style:text-properties fo:color="#006699" style:font-name="Ubuntu" fo:font-size="22pt" fo:font-weight="bold" officeooo:paragraph-rsid="008a4725" style:font-name-asian="Ubuntu" style:font-size-asian="22pt" style:font-weight-asian="bold" style:font-size-complex="22pt" style:font-weight-complex="bold"/>
    </style:style>
    <style:style style:name="P56" style:family="paragraph" style:parent-style-name="Standard">
      <style:paragraph-properties fo:text-align="end" style:justify-single-word="false"/>
      <style:text-properties fo:color="#006699" style:font-name="Ubuntu" fo:font-size="10.5pt" fo:font-weight="normal" officeooo:paragraph-rsid="0087c1a4" style:font-name-asian="Ubuntu Medium" style:font-size-asian="10.5pt" style:font-weight-asian="normal" style:font-size-complex="10.5pt" style:font-weight-complex="normal"/>
    </style:style>
    <style:style style:name="P57" style:family="paragraph" style:parent-style-name="Standard">
      <style:text-properties fo:color="#990000" style:font-name="Ubuntu" fo:font-size="12pt" fo:font-weight="bold" officeooo:paragraph-rsid="0087c1a4" style:font-name-asian="Ubuntu" style:font-size-asian="12pt" style:font-weight-asian="bold" style:font-size-complex="12pt" style:font-weight-complex="bold"/>
    </style:style>
    <style:style style:name="P58" style:family="paragraph" style:parent-style-name="Standard">
      <style:text-properties fo:color="#990000" style:font-name="Ubuntu" fo:font-size="12pt" fo:font-weight="bold" officeooo:paragraph-rsid="008a4725" style:font-name-asian="Ubuntu" style:font-size-asian="12pt" style:font-weight-asian="bold" style:font-size-complex="12pt" style:font-weight-complex="bold"/>
    </style:style>
    <style:style style:name="P59" style:family="paragraph" style:parent-style-name="Standard">
      <style:text-properties officeooo:paragraph-rsid="0087c1a4"/>
    </style:style>
    <style:style style:name="P60" style:family="paragraph" style:parent-style-name="Standard">
      <style:paragraph-properties fo:text-align="end" style:justify-single-word="false"/>
      <style:text-properties style:use-window-font-color="true" style:font-name="Ubuntu" fo:font-size="10.5pt" fo:font-weight="normal" officeooo:rsid="000a087d" officeooo:paragraph-rsid="000a087d" style:font-name-asian="Ubuntu Medium" style:font-size-asian="10.5pt" style:font-weight-asian="normal" style:font-size-complex="10.5pt" style:font-weight-complex="normal"/>
    </style:style>
    <style:style style:name="P61" style:family="paragraph" style:parent-style-name="Standard">
      <style:paragraph-properties fo:text-align="end" style:justify-single-word="false"/>
      <style:text-properties style:use-window-font-color="true" style:font-name="Ubuntu" fo:font-size="10.5pt" fo:font-weight="normal" officeooo:rsid="00887d23" officeooo:paragraph-rsid="00887d23" style:font-name-asian="Ubuntu Medium" style:font-size-asian="10.5pt" style:font-weight-asian="normal" style:font-size-complex="10.5pt"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a087d" officeooo:paragraph-rsid="000a087d" style:font-name-asian="Ubuntu" style:font-size-asian="12pt" style:font-weight-asian="bold" style:font-size-complex="12pt" style:font-weight-complex="bold"/>
    </style:style>
    <style:style style:name="P63"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a087d" officeooo:paragraph-rsid="008a9cae" style:font-name-asian="Ubuntu" style:font-size-asian="12pt" style:font-weight-asian="bold" style:font-size-complex="12pt" style:font-weight-complex="bold"/>
    </style:style>
    <style:style style:name="P64"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a087d" officeooo:paragraph-rsid="0090d68e" style:font-name-asian="Ubuntu" style:font-size-asian="12pt" style:font-weight-asian="bold" style:font-size-complex="12pt" style:font-weight-complex="bold"/>
    </style:style>
    <style:style style:name="P65"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a087d" officeooo:paragraph-rsid="00962d09" style:font-name-asian="Ubuntu" style:font-size-asian="12pt" style:font-weight-asian="bold" style:font-size-complex="12pt" style:font-weight-complex="bold"/>
    </style:style>
    <style:style style:name="P66"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a087d" officeooo:paragraph-rsid="00aa7610" style:font-name-asian="Ubuntu" style:font-size-asian="12pt" style:font-weight-asian="bold" style:font-size-complex="12pt" style:font-weight-complex="bold"/>
    </style:style>
    <style:style style:name="P67"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c0229" officeooo:paragraph-rsid="000c0229" style:font-name-asian="Ubuntu" style:font-size-asian="12pt" style:font-weight-asian="bold" style:font-size-complex="12pt" style:font-weight-complex="bold"/>
    </style:style>
    <style:style style:name="P68"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c0229" officeooo:paragraph-rsid="008a9cae" style:font-name-asian="Ubuntu" style:font-size-asian="12pt" style:font-weight-asian="bold" style:font-size-complex="12pt" style:font-weight-complex="bold"/>
    </style:style>
    <style:style style:name="P69"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c0229" officeooo:paragraph-rsid="0090d68e" style:font-name-asian="Ubuntu" style:font-size-asian="12pt" style:font-weight-asian="bold" style:font-size-complex="12pt" style:font-weight-complex="bold"/>
    </style:style>
    <style:style style:name="P70"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c0229" officeooo:paragraph-rsid="00962d09" style:font-name-asian="Ubuntu" style:font-size-asian="12pt" style:font-weight-asian="bold" style:font-size-complex="12pt" style:font-weight-complex="bold"/>
    </style:style>
    <style:style style:name="P71"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c0229" officeooo:paragraph-rsid="00aa7610" style:font-name-asian="Ubuntu" style:font-size-asian="12pt" style:font-weight-asian="bold" style:font-size-complex="12pt" style:font-weight-complex="bold"/>
    </style:style>
    <style:style style:name="P72"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0a087d" style:font-name-asian="Ubuntu" style:font-size-asian="11pt" style:font-weight-asian="bold" style:font-size-complex="11pt" style:font-weight-complex="bold"/>
    </style:style>
    <style:style style:name="P73"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0c0229" style:font-name-asian="Ubuntu" style:font-size-asian="11pt" style:font-weight-asian="bold" style:font-size-complex="11pt" style:font-weight-complex="bold"/>
    </style:style>
    <style:style style:name="P74"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8a9cae" style:font-name-asian="Ubuntu" style:font-size-asian="11pt" style:font-weight-asian="bold" style:font-size-complex="11pt" style:font-weight-complex="bold"/>
    </style:style>
    <style:style style:name="P75"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90d68e" style:font-name-asian="Ubuntu" style:font-size-asian="11pt" style:font-weight-asian="bold" style:font-size-complex="11pt" style:font-weight-complex="bold"/>
    </style:style>
    <style:style style:name="P76"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962d09" style:font-name-asian="Ubuntu" style:font-size-asian="11pt" style:font-weight-asian="bold" style:font-size-complex="11pt" style:font-weight-complex="bold"/>
    </style:style>
    <style:style style:name="P77"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aa7610" style:font-name-asian="Ubuntu" style:font-size-asian="11pt" style:font-weight-asian="bold" style:font-size-complex="11pt" style:font-weight-complex="bold"/>
    </style:style>
    <style:style style:name="P78" style:family="paragraph" style:parent-style-name="Standard">
      <style:paragraph-properties fo:margin-left="0in" fo:margin-right="0in" fo:text-align="justify" style:justify-single-word="false" fo:text-indent="0in" style:auto-text-indent="false"/>
      <style:text-properties fo:color="#006699" style:font-name="DejaVu Serif" fo:font-size="9pt" fo:font-style="normal" fo:font-weight="normal" officeooo:rsid="004c8fbf" officeooo:paragraph-rsid="0071ae35" style:font-name-asian="DejaVu Serif" style:font-size-asian="9pt" style:font-style-asian="normal" style:font-weight-asian="normal" style:font-size-complex="9pt" style:font-style-complex="normal" style:font-weight-complex="normal"/>
    </style:style>
    <style:style style:name="P79" style:family="paragraph" style:parent-style-name="Standard">
      <style:paragraph-properties fo:margin-left="0.5835in" fo:margin-right="0in" fo:text-align="start" style:justify-single-word="false" fo:text-indent="0in" style:auto-text-indent="false"/>
      <style:text-properties fo:color="#006699" style:font-name="Ubuntu" fo:font-size="9pt" fo:font-weight="normal" officeooo:rsid="002da70e" officeooo:paragraph-rsid="008a4725" style:font-name-asian="Ubuntu" style:font-size-asian="9pt" style:font-weight-asian="normal" style:font-size-complex="9pt" style:font-weight-complex="normal"/>
    </style:style>
    <style:style style:name="P80" style:family="paragraph" style:parent-style-name="Standard">
      <style:paragraph-properties fo:margin-left="0.5835in" fo:margin-right="0in" fo:text-indent="0in" style:auto-text-indent="false"/>
      <style:text-properties fo:color="#006699" style:font-name="Ubuntu" fo:font-size="9pt" officeooo:rsid="002da70e" officeooo:paragraph-rsid="008a4725" style:font-name-asian="Ubuntu" style:font-size-asian="9pt" style:font-size-complex="9pt"/>
    </style:style>
    <style:style style:name="P81" style:family="paragraph" style:parent-style-name="Standard">
      <style:paragraph-properties fo:margin-left="0.5835in" fo:margin-right="0in" fo:text-indent="0in" style:auto-text-indent="false"/>
      <style:text-properties fo:color="#006699" style:font-name="Ubuntu" fo:font-size="9pt" officeooo:paragraph-rsid="008a4725" style:font-name-asian="Ubuntu" style:font-size-asian="9pt" style:font-size-complex="9pt"/>
    </style:style>
    <style:style style:name="P82" style:family="paragraph" style:parent-style-name="Standard">
      <style:paragraph-properties fo:margin-left="0.5835in" fo:margin-right="0in" fo:text-indent="0in" style:auto-text-indent="false"/>
      <style:text-properties style:font-name="Ubuntu" fo:font-size="10.5pt" officeooo:paragraph-rsid="008a4725" style:font-name-asian="Ubuntu" style:font-size-asian="10.5pt" style:font-size-complex="10.5pt"/>
    </style:style>
    <style:style style:name="P83" style:family="paragraph" style:parent-style-name="Standard">
      <style:paragraph-properties fo:margin-left="0.5835in" fo:margin-right="0in" fo:text-align="justify" style:justify-single-word="false" fo:text-indent="-0.25in" style:auto-text-indent="false"/>
      <style:text-properties officeooo:paragraph-rsid="009ce8fd"/>
    </style:style>
    <style:style style:name="P84" style:family="paragraph" style:parent-style-name="Standard" style:master-page-name="Standard">
      <style:paragraph-properties fo:text-align="end" style:justify-single-word="false" style:page-number="1"/>
      <style:text-properties style:font-name="Ubuntu" fo:font-size="22pt" officeooo:paragraph-rsid="008a4725" style:font-name-asian="Ubuntu" style:font-size-asian="22pt" style:font-size-complex="22pt"/>
    </style:style>
    <style:style style:name="P85" style:family="paragraph" style:parent-style-name="Standard">
      <style:paragraph-properties fo:text-align="end" style:justify-single-word="false"/>
      <style:text-properties fo:color="#006699" style:font-name="Ubuntu Medium" fo:font-size="22pt" fo:font-weight="bold" officeooo:rsid="00aa7610" officeooo:paragraph-rsid="00aa7610" style:font-name-asian="Ubuntu Medium" style:font-size-asian="22pt" style:font-weight-asian="bold" style:font-size-complex="22pt" style:font-weight-complex="bold"/>
    </style:style>
    <style:style style:name="P86" style:family="paragraph" style:parent-style-name="Standard">
      <style:paragraph-properties fo:text-align="end" style:justify-single-word="false"/>
      <style:text-properties fo:color="#006699" style:font-name="Ubuntu Medium" fo:font-size="22pt" fo:font-weight="bold" officeooo:rsid="000a087d" officeooo:paragraph-rsid="00b6a6ce" style:font-name-asian="Ubuntu Medium" style:font-size-asian="22pt" style:font-weight-asian="bold" style:font-size-complex="22pt" style:font-weight-complex="bold"/>
    </style:style>
    <style:style style:name="P87" style:family="paragraph" style:parent-style-name="Standard">
      <style:paragraph-properties fo:text-align="end" style:justify-single-word="false"/>
      <style:text-properties fo:color="#006699" style:font-name="Ubuntu Medium" fo:font-size="22pt" fo:font-weight="bold" officeooo:rsid="001a0a15" officeooo:paragraph-rsid="00b6a6ce" style:font-name-asian="Ubuntu Medium" style:font-size-asian="22pt" style:font-weight-asian="bold" style:font-size-complex="22pt" style:font-weight-complex="bold"/>
    </style:style>
    <style:style style:name="P88" style:family="paragraph" style:parent-style-name="Standard">
      <style:paragraph-properties fo:text-align="end" style:justify-single-word="false"/>
      <style:text-properties fo:color="#006699" style:font-name="Ubuntu Medium" fo:font-size="22pt" fo:font-weight="bold" officeooo:rsid="007eb228" officeooo:paragraph-rsid="00b6a6ce" style:font-name-asian="Ubuntu Medium" style:font-size-asian="22pt" style:font-weight-asian="bold" style:font-size-complex="22pt" style:font-weight-complex="bold"/>
    </style:style>
    <style:style style:name="P89" style:family="paragraph" style:parent-style-name="Standard">
      <style:paragraph-properties fo:text-align="end" style:justify-single-word="false"/>
      <style:text-properties fo:color="#006699" style:font-name="Ubuntu Medium" fo:font-size="22pt" fo:font-weight="bold" officeooo:rsid="00b6a6ce" officeooo:paragraph-rsid="00b6a6ce" style:font-name-asian="Ubuntu Medium" style:font-size-asian="22pt" style:font-weight-asian="bold" style:font-size-complex="22pt" style:font-weight-complex="bold"/>
    </style:style>
    <style:style style:name="P90" style:family="paragraph" style:parent-style-name="Standard">
      <style:paragraph-properties fo:text-align="start" style:justify-single-word="false"/>
      <style:text-properties style:font-name="Ubuntu" fo:font-size="10.5pt" officeooo:rsid="000a087d" officeooo:paragraph-rsid="00b6a6ce" style:font-name-asian="Ubuntu" style:font-size-asian="10.5pt" style:font-size-complex="10.5pt"/>
    </style:style>
    <style:style style:name="P91" style:family="paragraph" style:parent-style-name="Standard" style:list-style-name="L1">
      <style:paragraph-properties fo:margin-left="0.5835in" fo:margin-right="0in" fo:text-align="justify" style:justify-single-word="false" fo:text-indent="-0.25in" style:auto-text-indent="false"/>
      <style:text-properties fo:font-size="10.5pt" officeooo:paragraph-rsid="007ebee6" style:font-size-asian="10.5pt" style:font-size-complex="10.5pt"/>
    </style:style>
    <style:style style:name="P92" style:family="paragraph" style:parent-style-name="Standard" style:list-style-name="L2">
      <style:paragraph-properties fo:margin-left="0.5835in" fo:margin-right="0in" fo:text-align="justify" style:justify-single-word="false" fo:text-indent="-0.25in" style:auto-text-indent="false"/>
      <style:text-properties officeooo:paragraph-rsid="00a16041"/>
    </style:style>
    <style:style style:name="P93" style:family="paragraph" style:parent-style-name="Standard" style:list-style-name="L2">
      <style:paragraph-properties fo:margin-left="0.5835in" fo:margin-right="0in" fo:text-align="justify" style:justify-single-word="false" fo:text-indent="-0.25in" style:auto-text-indent="false"/>
      <style:text-properties officeooo:paragraph-rsid="009ce8fd"/>
    </style:style>
    <style:style style:name="P94" style:family="paragraph" style:parent-style-name="Standard" style:list-style-name="L3">
      <style:paragraph-properties fo:margin-left="0.5835in" fo:margin-right="0in" fo:text-align="justify" style:justify-single-word="false" fo:text-indent="-0.25in" style:auto-text-indent="false"/>
      <style:text-properties officeooo:paragraph-rsid="00acdbb7"/>
    </style:style>
    <style:style style:name="P95" style:family="paragraph" style:parent-style-name="Standard" style:list-style-name="L3">
      <style:paragraph-properties fo:margin-left="0.5835in" fo:margin-right="0in" fo:text-align="justify" style:justify-single-word="false" fo:text-indent="-0.25in" style:auto-text-indent="false"/>
      <style:text-properties officeooo:paragraph-rsid="00b7af74"/>
    </style:style>
    <style:style style:name="P96" style:family="paragraph" style:parent-style-name="Standard">
      <style:paragraph-properties fo:margin-left="0.2917in" fo:margin-right="0in" fo:text-align="justify" style:justify-single-word="false" fo:text-indent="0in" style:auto-text-indent="false"/>
      <style:text-properties officeooo:rsid="00adf797" officeooo:paragraph-rsid="00b4b271"/>
    </style:style>
    <style:style style:name="P97" style:family="paragraph" style:parent-style-name="Standard">
      <style:paragraph-properties fo:margin-left="0.2917in" fo:margin-right="0in" fo:text-align="justify" style:justify-single-word="false" fo:text-indent="0in" style:auto-text-indent="false"/>
      <style:text-properties officeooo:rsid="00adf797" officeooo:paragraph-rsid="00b8f93e"/>
    </style:style>
    <style:style style:name="P98" style:family="paragraph" style:parent-style-name="Standard">
      <style:paragraph-properties fo:margin-left="0.2917in" fo:margin-right="0in" fo:text-align="justify" style:justify-single-word="false" fo:text-indent="0in" style:auto-text-indent="false"/>
      <style:text-properties style:font-name="Ubuntu" fo:font-size="10.5pt" officeooo:rsid="000a087d" officeooo:paragraph-rsid="00b6a6ce" style:font-name-asian="Ubuntu" style:font-size-asian="10.5pt" style:font-size-complex="10.5pt"/>
    </style:style>
    <style:style style:name="P99" style:family="paragraph" style:parent-style-name="Standard">
      <style:paragraph-properties fo:margin-left="0.2917in" fo:margin-right="0in" fo:text-align="start" style:justify-single-word="false" fo:text-indent="0in" style:auto-text-indent="false"/>
      <style:text-properties style:font-name="Ubuntu" fo:font-size="10.5pt" officeooo:rsid="000a087d" officeooo:paragraph-rsid="00b6a6ce" style:font-name-asian="Ubuntu" style:font-size-asian="10.5pt" style:font-size-complex="10.5pt"/>
    </style:style>
    <style:style style:name="P100" style:family="paragraph" style:parent-style-name="Standard">
      <style:paragraph-properties fo:margin-left="0.2917in" fo:margin-right="0in" fo:text-align="justify" style:justify-single-word="false" fo:text-indent="0in" style:auto-text-indent="false"/>
      <style:text-properties officeooo:paragraph-rsid="00b7af74"/>
    </style:style>
    <style:style style:name="P101"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a087d" officeooo:paragraph-rsid="00b6a6ce" style:font-name-asian="Ubuntu" style:font-size-asian="12pt" style:font-weight-asian="bold" style:font-size-complex="12pt" style:font-weight-complex="bold"/>
    </style:style>
    <style:style style:name="P102" style:family="paragraph" style:parent-style-name="Standard">
      <style:paragraph-properties fo:margin-left="0in" fo:margin-right="0in" fo:text-align="start" style:justify-single-word="false" fo:text-indent="0in" style:auto-text-indent="false"/>
      <style:text-properties fo:color="#990000" style:font-name="Ubuntu" fo:font-size="12pt" fo:font-weight="bold" officeooo:rsid="000c0229" officeooo:paragraph-rsid="00b6a6ce" style:font-name-asian="Ubuntu" style:font-size-asian="12pt" style:font-weight-asian="bold" style:font-size-complex="12pt" style:font-weight-complex="bold"/>
    </style:style>
    <style:style style:name="P103" style:family="paragraph" style:parent-style-name="Standard">
      <style:paragraph-properties fo:margin-left="0in" fo:margin-right="0in" fo:text-align="start" style:justify-single-word="false" fo:text-indent="0in" style:auto-text-indent="false"/>
      <style:text-properties fo:color="#990000" style:font-name="Ubuntu" fo:font-size="11pt" fo:font-weight="bold" officeooo:rsid="0015cbe1" officeooo:paragraph-rsid="00b6a6ce" style:font-name-asian="Ubuntu" style:font-size-asian="11pt" style:font-weight-asian="bold" style:font-size-complex="11pt" style:font-weight-complex="bold"/>
    </style:style>
    <style:style style:name="T1" style:family="text">
      <style:text-properties officeooo:rsid="0015cbe1"/>
    </style:style>
    <style:style style:name="T2" style:family="text">
      <style:text-properties fo:color="#990000"/>
    </style:style>
    <style:style style:name="T3" style:family="text">
      <style:text-properties fo:color="#990000" fo:font-size="12pt" fo:font-weight="bold" style:font-size-asian="12pt" style:font-weight-asian="bold" style:font-size-complex="12pt" style:font-weight-complex="bold"/>
    </style:style>
    <style:style style:name="T4" style:family="text">
      <style:text-properties fo:color="#990000" fo:font-size="12pt" fo:font-weight="bold" officeooo:rsid="0015cbe1" style:font-size-asian="12pt" style:font-weight-asian="bold" style:font-size-complex="12pt" style:font-weight-complex="bold"/>
    </style:style>
    <style:style style:name="T5" style:family="text">
      <style:text-properties fo:color="#006699"/>
    </style:style>
    <style:style style:name="T6" style:family="text">
      <style:text-properties fo:color="#006699" fo:font-size="9pt" style:font-size-asian="9pt" style:font-size-complex="9pt"/>
    </style:style>
    <style:style style:name="T7" style:family="text">
      <style:text-properties fo:color="#006699" fo:font-size="9pt" officeooo:rsid="002a2475" style:font-size-asian="9pt" style:font-size-complex="9pt"/>
    </style:style>
    <style:style style:name="T8" style:family="text">
      <style:text-properties fo:color="#006699" fo:font-size="9pt" officeooo:rsid="0031ff0d" style:font-size-asian="9pt" style:font-size-complex="9pt"/>
    </style:style>
    <style:style style:name="T9" style:family="text">
      <style:text-properties fo:color="#006699" fo:font-size="9pt" officeooo:rsid="002a0b19" style:font-size-asian="9pt" style:font-size-complex="9pt"/>
    </style:style>
    <style:style style:name="T10" style:family="text">
      <style:text-properties fo:color="#006699" fo:font-size="9pt" officeooo:rsid="00725d1a" style:font-size-asian="9pt" style:font-size-complex="9pt"/>
    </style:style>
    <style:style style:name="T11" style:family="text">
      <style:text-properties fo:color="#006699" fo:font-size="9pt" officeooo:rsid="0029ab0b" style:font-size-asian="9pt" style:font-size-complex="9pt"/>
    </style:style>
    <style:style style:name="T12" style:family="text">
      <style:text-properties fo:color="#006699" fo:font-size="9pt" officeooo:rsid="003838b2" style:font-size-asian="9pt" style:font-size-complex="9pt"/>
    </style:style>
    <style:style style:name="T13" style:family="text">
      <style:text-properties fo:color="#006699" fo:font-size="9pt" officeooo:rsid="00371eaf" style:font-size-asian="9pt" style:font-size-complex="9pt"/>
    </style:style>
    <style:style style:name="T14" style:family="text">
      <style:text-properties fo:color="#006699" fo:font-size="9pt" officeooo:rsid="00783647" style:font-size-asian="9pt" style:font-size-complex="9pt"/>
    </style:style>
    <style:style style:name="T15" style:family="text">
      <style:text-properties fo:color="#006699" officeooo:rsid="0015cbe1"/>
    </style:style>
    <style:style style:name="T16" style:family="text">
      <style:text-properties fo:color="#006699" fo:font-size="12pt" fo:font-weight="bold" officeooo:rsid="0015cbe1" style:font-size-asian="12pt" style:font-weight-asian="bold" style:font-size-complex="12pt" style:font-weight-complex="bold"/>
    </style:style>
    <style:style style:name="T17" style:family="text">
      <style:text-properties fo:color="#006699" fo:font-weight="bold" style:font-weight-asian="bold" style:font-weight-complex="bold"/>
    </style:style>
    <style:style style:name="T18" style:family="text">
      <style:text-properties fo:color="#006699" fo:font-weight="bold" officeooo:rsid="0076e774" style:font-weight-asian="bold" style:font-weight-complex="bold"/>
    </style:style>
    <style:style style:name="T19" style:family="text">
      <style:text-properties fo:color="#006699" style:font-name="Ubuntu" officeooo:rsid="0016010a" style:font-name-asian="Ubuntu"/>
    </style:style>
    <style:style style:name="T20" style:family="text">
      <style:text-properties fo:color="#006699" style:font-name="Ubuntu" officeooo:rsid="000a087d" style:font-name-asian="Ubuntu"/>
    </style:style>
    <style:style style:name="T21" style:family="text">
      <style:text-properties fo:color="#006699" style:font-name="Ubuntu" fo:font-size="10.5pt" fo:font-style="normal" fo:font-weight="normal" officeooo:rsid="009ce8fd" style:font-name-asian="Ubuntu" style:font-size-asian="10.5pt" style:font-style-asian="normal" style:font-weight-asian="normal" style:font-size-complex="10.5pt" style:font-style-complex="normal" style:font-weight-complex="normal"/>
    </style:style>
    <style:style style:name="T22" style:family="text">
      <style:text-properties fo:color="#006699" style:font-name="Ubuntu" fo:font-size="10.5pt" fo:font-style="normal" fo:font-weight="normal" officeooo:rsid="009e704a" style:font-name-asian="Ubuntu" style:font-size-asian="10.5pt" style:font-style-asian="normal" style:font-weight-asian="normal" style:font-size-complex="10.5pt" style:font-style-complex="normal" style:font-weight-complex="normal"/>
    </style:style>
    <style:style style:name="T23" style:family="text">
      <style:text-properties fo:color="#006699" style:font-name="Ubuntu" fo:font-size="10.5pt" fo:font-style="normal" fo:font-weight="normal" officeooo:rsid="009f87ae" style:font-name-asian="Ubuntu" style:font-size-asian="10.5pt" style:font-style-asian="normal" style:font-weight-asian="normal" style:font-size-complex="10.5pt" style:font-style-complex="normal" style:font-weight-complex="normal"/>
    </style:style>
    <style:style style:name="T24" style:family="text">
      <style:text-properties fo:color="#006699" style:font-name="Ubuntu" fo:font-size="10.5pt" fo:font-style="normal" fo:font-weight="normal" officeooo:rsid="00a2d330" style:font-name-asian="Ubuntu" style:font-size-asian="10.5pt" style:font-style-asian="normal" style:font-weight-asian="normal" style:font-size-complex="10.5pt" style:font-style-complex="normal" style:font-weight-complex="normal"/>
    </style:style>
    <style:style style:name="T25" style:family="text">
      <style:text-properties fo:color="#006699" style:font-name="Ubuntu" fo:font-size="10.5pt" fo:font-style="normal" fo:font-weight="normal" officeooo:rsid="00a4b084" style:font-name-asian="Ubuntu" style:font-size-asian="10.5pt" style:font-style-asian="normal" style:font-weight-asian="normal" style:font-size-complex="10.5pt" style:font-style-complex="normal" style:font-weight-complex="normal"/>
    </style:style>
    <style:style style:name="T26" style:family="text">
      <style:text-properties fo:color="#006699" style:font-name="Ubuntu" fo:font-size="10.5pt" fo:font-style="normal" fo:font-weight="normal" officeooo:rsid="00ae4959" style:font-name-asian="Ubuntu" style:font-size-asian="10.5pt" style:font-style-asian="normal" style:font-weight-asian="normal" style:font-size-complex="10.5pt" style:font-style-complex="normal" style:font-weight-complex="normal"/>
    </style:style>
    <style:style style:name="T27" style:family="text">
      <style:text-properties fo:color="#006699" style:font-name="Ubuntu" fo:font-size="10.5pt" fo:font-style="normal" fo:font-weight="normal" officeooo:rsid="00afa66a" style:font-name-asian="Ubuntu" style:font-size-asian="10.5pt" style:font-style-asian="normal" style:font-weight-asian="normal" style:font-size-complex="10.5pt" style:font-style-complex="normal" style:font-weight-complex="normal"/>
    </style:style>
    <style:style style:name="T28" style:family="text">
      <style:text-properties fo:color="#006699" style:font-name="Ubuntu" fo:font-size="10.5pt" fo:font-style="normal" fo:font-weight="normal" officeooo:rsid="00b0fa57" style:font-name-asian="Ubuntu" style:font-size-asian="10.5pt" style:font-style-asian="normal" style:font-weight-asian="normal" style:font-size-complex="10.5pt" style:font-style-complex="normal" style:font-weight-complex="normal"/>
    </style:style>
    <style:style style:name="T29" style:family="text">
      <style:text-properties fo:color="#006699" style:font-name="Ubuntu" fo:font-size="10.5pt" fo:font-style="normal" fo:font-weight="normal" officeooo:rsid="00b2f76b" style:font-name-asian="Ubuntu" style:font-size-asian="10.5pt" style:font-style-asian="normal" style:font-weight-asian="normal" style:font-size-complex="10.5pt" style:font-style-complex="normal" style:font-weight-complex="normal"/>
    </style:style>
    <style:style style:name="T30" style:family="text">
      <style:text-properties fo:color="#006699" style:font-name="Ubuntu" fo:font-size="10.5pt" fo:font-style="normal" fo:font-weight="normal" officeooo:rsid="00b4b271" style:font-name-asian="Ubuntu" style:font-size-asian="10.5pt" style:font-style-asian="normal" style:font-weight-asian="normal" style:font-size-complex="10.5pt" style:font-style-complex="normal" style:font-weight-complex="normal"/>
    </style:style>
    <style:style style:name="T31" style:family="text">
      <style:text-properties fo:color="#006699" style:font-name="Ubuntu" fo:font-size="10.5pt" fo:font-style="normal" fo:font-weight="normal" officeooo:rsid="00b8f93e" style:font-name-asian="Ubuntu" style:font-size-asian="10.5pt" style:font-style-asian="normal" style:font-weight-asian="normal" style:font-size-complex="10.5pt" style:font-style-complex="normal" style:font-weight-complex="normal"/>
    </style:style>
    <style:style style:name="T32" style:family="text">
      <style:text-properties fo:color="#006699" style:font-name="Ubuntu" fo:font-size="9pt" fo:font-style="normal" fo:font-weight="normal" officeooo:rsid="00ae4959" style:font-name-asian="Ubuntu" style:font-size-asian="9pt" style:font-style-asian="normal" style:font-weight-asian="normal" style:font-size-complex="9pt" style:font-style-complex="normal" style:font-weight-complex="normal"/>
    </style:style>
    <style:style style:name="T33" style:family="text">
      <style:text-properties fo:color="#006699" style:font-name="Ubuntu" fo:font-size="9pt" fo:font-style="normal" fo:font-weight="normal" officeooo:rsid="00b8f93e" style:font-name-asian="Ubuntu" style:font-size-asian="9pt" style:font-style-asian="normal" style:font-weight-asian="normal" style:font-size-complex="9pt" style:font-style-complex="normal" style:font-weight-complex="normal"/>
    </style:style>
    <style:style style:name="T34" style:family="text">
      <style:text-properties fo:color="#006699" style:font-name="Ubuntu" fo:font-size="9pt" fo:font-style="normal" fo:font-weight="normal" officeooo:rsid="00bb61e5" style:font-name-asian="Ubuntu" style:font-size-asian="9pt" style:font-style-asian="normal" style:font-weight-asian="normal" style:font-size-complex="9pt" style:font-style-complex="normal" style:font-weight-complex="normal"/>
    </style:style>
    <style:style style:name="T35" style:family="text">
      <style:text-properties fo:color="#006699" officeooo:rsid="0174e948"/>
    </style:style>
    <style:style style:name="T36" style:family="text">
      <style:text-properties fo:color="#006699" officeooo:rsid="017b6c9b"/>
    </style:style>
    <style:style style:name="T37" style:family="text">
      <style:text-properties fo:color="#006699" officeooo:rsid="002a2475"/>
    </style:style>
    <style:style style:name="T38" style:family="text">
      <style:text-properties fo:color="#006699" officeooo:rsid="002da70e"/>
    </style:style>
    <style:style style:name="T39" style:family="text">
      <style:text-properties fo:color="#006699" officeooo:rsid="0016df94"/>
    </style:style>
    <style:style style:name="T40" style:family="text">
      <style:text-properties fo:color="#006699" officeooo:rsid="0042ef77"/>
    </style:style>
    <style:style style:name="T41" style:family="text">
      <style:text-properties fo:color="#006699" officeooo:rsid="00462587"/>
    </style:style>
    <style:style style:name="T42" style:family="text">
      <style:text-properties fo:color="#006699" officeooo:rsid="0049bd6f"/>
    </style:style>
    <style:style style:name="T43" style:family="text">
      <style:text-properties fo:color="#006699" officeooo:rsid="00462cc8"/>
    </style:style>
    <style:style style:name="T44" style:family="text">
      <style:text-properties fo:color="#006699" officeooo:rsid="00497dbb"/>
    </style:style>
    <style:style style:name="T45" style:family="text">
      <style:text-properties fo:color="#006699" officeooo:rsid="004601be"/>
    </style:style>
    <style:style style:name="T46" style:family="text">
      <style:text-properties fo:color="#006699" officeooo:rsid="0016010a"/>
    </style:style>
    <style:style style:name="T47" style:family="text">
      <style:text-properties fo:color="#006699" officeooo:rsid="000c0229"/>
    </style:style>
    <style:style style:name="T48" style:family="text">
      <style:text-properties fo:color="#006699" officeooo:rsid="00916870"/>
    </style:style>
    <style:style style:name="T49" style:family="text">
      <style:text-properties fo:color="#006699" fo:font-style="normal" fo:font-weight="normal" officeooo:rsid="008387ed" style:font-style-asian="normal" style:font-weight-asian="normal" style:font-style-complex="normal" style:font-weight-complex="normal"/>
    </style:style>
    <style:style style:name="T50" style:family="text">
      <style:text-properties fo:color="#006699" fo:font-style="normal" fo:font-weight="normal" officeooo:rsid="0095ce99" style:font-style-asian="normal" style:font-weight-asian="normal" style:font-style-complex="normal" style:font-weight-complex="normal"/>
    </style:style>
    <style:style style:name="T51" style:family="text">
      <style:text-properties fo:color="#006699" fo:font-style="normal" fo:font-weight="normal" officeooo:rsid="00abd2a1" style:font-style-asian="normal" style:font-weight-asian="normal" style:font-style-complex="normal" style:font-weight-complex="normal"/>
    </style:style>
    <style:style style:name="T52" style:family="text">
      <style:text-properties fo:color="#006699" fo:font-style="normal" fo:font-weight="normal" officeooo:rsid="009f87ae" style:font-style-asian="normal" style:font-weight-asian="normal" style:font-style-complex="normal" style:font-weight-complex="normal"/>
    </style:style>
    <style:style style:name="T53" style:family="text">
      <style:text-properties style:use-window-font-color="true"/>
    </style:style>
    <style:style style:name="T54" style:family="text">
      <style:text-properties style:use-window-font-color="true" officeooo:rsid="0094194f"/>
    </style:style>
    <style:style style:name="T55" style:family="text">
      <style:text-properties style:use-window-font-color="true" officeooo:rsid="009ce8fd"/>
    </style:style>
    <style:style style:name="T56" style:family="text">
      <style:text-properties style:use-window-font-color="true" style:font-name="Ubuntu" fo:font-size="10.5pt" fo:font-style="normal" fo:font-weight="normal" officeooo:rsid="009ce8fd" style:font-name-asian="Ubuntu" style:font-size-asian="10.5pt" style:font-style-asian="normal" style:font-weight-asian="normal" style:font-size-complex="10.5pt" style:font-style-complex="normal" style:font-weight-complex="normal"/>
    </style:style>
    <style:style style:name="T57" style:family="text">
      <style:text-properties style:use-window-font-color="true" style:font-name="Ubuntu" fo:font-size="10.5pt" fo:font-style="normal" fo:font-weight="normal" officeooo:rsid="0095ce99" style:font-name-asian="Ubuntu" style:font-size-asian="10.5pt" style:font-style-asian="normal" style:font-weight-asian="normal" style:font-size-complex="10.5pt" style:font-style-complex="normal" style:font-weight-complex="normal"/>
    </style:style>
    <style:style style:name="T58" style:family="text">
      <style:text-properties style:use-window-font-color="true" style:font-name="Ubuntu" fo:font-size="10.5pt" fo:font-style="normal" fo:font-weight="normal" officeooo:rsid="00b7af74" style:font-name-asian="Ubuntu" style:font-size-asian="10.5pt" style:font-style-asian="normal" style:font-weight-asian="normal" style:font-size-complex="10.5pt" style:font-style-complex="normal" style:font-weight-complex="normal"/>
    </style:style>
    <style:style style:name="T59" style:family="text">
      <style:text-properties style:use-window-font-color="true" style:font-name="Ubuntu" fo:font-size="10.5pt" fo:font-style="normal" fo:font-weight="normal" officeooo:rsid="00b8f93e" style:font-name-asian="Ubuntu" style:font-size-asian="10.5pt" style:font-style-asian="normal" style:font-weight-asian="normal" style:font-size-complex="10.5pt" style:font-style-complex="normal" style:font-weight-complex="normal"/>
    </style:style>
    <style:style style:name="T60" style:family="text">
      <style:text-properties style:use-window-font-color="true" style:font-name="Ubuntu" fo:font-size="10.5pt" officeooo:rsid="00b7af74" style:font-name-asian="Ubuntu" style:font-size-asian="10.5pt" style:font-size-complex="10.5pt"/>
    </style:style>
    <style:style style:name="T61" style:family="text">
      <style:text-properties style:use-window-font-color="true" style:font-name="Ubuntu" fo:font-size="10.5pt" officeooo:rsid="00acdbb7" style:font-name-asian="Ubuntu" style:font-size-asian="10.5pt" style:font-size-complex="10.5pt"/>
    </style:style>
    <style:style style:name="T62" style:family="text">
      <style:text-properties style:font-name="Ubuntu" officeooo:rsid="000a087d" style:font-name-asian="Ubuntu"/>
    </style:style>
    <style:style style:name="T63" style:family="text">
      <style:text-properties officeooo:rsid="01711a1b"/>
    </style:style>
    <style:style style:name="T64" style:family="text">
      <style:text-properties style:font-name="Ubuntu Medium" fo:font-size="10.5pt" fo:font-weight="bold" style:font-name-asian="Ubuntu Medium" style:font-size-asian="10.5pt" style:font-weight-asian="bold" style:font-size-complex="10.5pt" style:font-weight-complex="bold"/>
    </style:style>
    <style:style style:name="T65" style:family="text">
      <style:text-properties officeooo:rsid="01730eba"/>
    </style:style>
    <style:style style:name="T66" style:family="text">
      <style:text-properties officeooo:rsid="0076e774"/>
    </style:style>
    <style:style style:name="T67" style:family="text">
      <style:text-properties officeooo:rsid="002a2475"/>
    </style:style>
    <style:style style:name="T68" style:family="text">
      <style:text-properties officeooo:rsid="0029ab0b"/>
    </style:style>
    <style:style style:name="T69" style:family="text">
      <style:text-properties officeooo:rsid="0031ff0d"/>
    </style:style>
    <style:style style:name="T70" style:family="text">
      <style:text-properties officeooo:rsid="002a0b19"/>
    </style:style>
    <style:style style:name="T71" style:family="text">
      <style:text-properties officeooo:rsid="002da70e"/>
    </style:style>
    <style:style style:name="T72" style:family="text">
      <style:text-properties officeooo:rsid="002eef5d"/>
    </style:style>
    <style:style style:name="T73" style:family="text">
      <style:text-properties officeooo:rsid="007eb228"/>
    </style:style>
    <style:style style:name="T74" style:family="text">
      <style:text-properties officeooo:rsid="008035cf"/>
    </style:style>
    <style:style style:name="T75" style:family="text">
      <style:text-properties officeooo:rsid="0082881d"/>
    </style:style>
    <style:style style:name="T76" style:family="text">
      <style:text-properties officeooo:rsid="000a087d"/>
    </style:style>
    <style:style style:name="T77" style:family="text">
      <style:text-properties officeooo:rsid="0090d68e"/>
    </style:style>
    <style:style style:name="T78" style:family="text">
      <style:text-properties officeooo:rsid="00916870"/>
    </style:style>
    <style:style style:name="T79" style:family="text">
      <style:text-properties officeooo:rsid="00930ff6"/>
    </style:style>
    <style:style style:name="T80" style:family="text">
      <style:text-properties officeooo:rsid="0095ce99"/>
    </style:style>
    <style:style style:name="T81" style:family="text">
      <style:text-properties officeooo:rsid="00962d09"/>
    </style:style>
    <style:style style:name="T82" style:family="text">
      <style:text-properties officeooo:rsid="009f87ae"/>
    </style:style>
    <style:style style:name="T83" style:family="text">
      <style:text-properties officeooo:rsid="00aa7610"/>
    </style:style>
    <style:style style:name="T84" style:family="text">
      <style:text-properties officeooo:rsid="00abd2a1"/>
    </style:style>
    <style:style style:name="T85" style:family="text">
      <style:text-properties fo:font-style="normal" fo:font-weight="normal" officeooo:rsid="0095ce99" style:font-style-asian="normal" style:font-weight-asian="normal" style:font-style-complex="normal" style:font-weight-complex="normal"/>
    </style:style>
    <style:style style:name="T86" style:family="text">
      <style:text-properties officeooo:rsid="00b6a6ce"/>
    </style:style>
    <text:list-style style:name="L1">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583in" fo:text-indent="-0.25in" fo:margin-left="0.4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7">Part 1 </text:span><text:span text:style-name="T18">| 第一部分</text:span></text:p>
      <text:p text:style-name="P55">Core Concepts <text:span text:style-name="T66">| 核心概念</text:span></text:p>
      <text:p text:style-name="P35"/>
      <text:p text:style-name="P58">This Part <text:span text:style-name="T37">|</text:span><text:span text:style-name="T67"> 这一部分</text:span></text:p>
      <text:p text:style-name="P20">Part 1 introduces basic concepts and terminology and consists of the following chapters: <text:span text:style-name="T7">第一部分将介绍基本的概念和术语，由如下章节组成：</text:span></text:p>
      <text:p text:style-name="P20">Chapter 1 <text:s/>– Basic Terms and Concepts. </text:p>
      <text:p text:style-name="P82"><text:span text:style-name="T6">第</text:span><text:span text:style-name="T8">1</text:span><text:span text:style-name="T6">章</text:span><text:span text:style-name="T9">：基本术语和概念。</text:span></text:p>
      <text:p text:style-name="P20">Chapter 2 <text:s/>– Intro to Attributes and Managers. </text:p>
      <text:p text:style-name="P82"><text:span text:style-name="T6">第</text:span><text:span text:style-name="T8">2</text:span><text:span text:style-name="T6">章</text:span><text:span text:style-name="T9">：属性和管理器介绍。</text:span></text:p>
      <text:p text:style-name="P20">Chapter 3 <text:s/>– QP: Message Transfer Mechanism. </text:p>
      <text:p text:style-name="P82"><text:span text:style-name="T6">第</text:span><text:span text:style-name="T8">3</text:span><text:span text:style-name="T6">章</text:span><text:span text:style-name="T9">：QP:报文</text:span><text:span text:style-name="T10">(</text:span><text:span text:style-name="T9">消息</text:span><text:span text:style-name="T10">)</text:span><text:span text:style-name="T9">传输机制。</text:span></text:p>
      <text:p text:style-name="P20">Chapter 4 <text:s/>– <text:span text:style-name="T68">Intro to Transport Types. </text:span></text:p>
      <text:p text:style-name="P82"><text:span text:style-name="T11">第</text:span><text:span text:style-name="T8">4</text:span><text:span text:style-name="T11">章：传输类型介绍。</text:span></text:p>
      <text:p text:style-name="P20">Chapter 5 <text:s/>– Intro to Send/Receive Operations. </text:p>
      <text:p text:style-name="P81">第<text:span text:style-name="T69">5</text:span>章<text:span text:style-name="T70">：发送/接收操作介绍。</text:span></text:p>
      <text:p text:style-name="P20">Chapter 6 <text:s/>– Division of Labor.<text:tab/><text:tab/><text:tab/><text:tab/> </text:p>
      <text:p text:style-name="P81">第<text:span text:style-name="T69">6</text:span>章<text:span text:style-name="T70">：劳动分工。</text:span></text:p>
      <text:p text:style-name="P20">Chapter 7 <text:s/>– Subnet-Local Addressing.<text:tab/></text:p>
      <text:p text:style-name="P81">第<text:span text:style-name="T69">7</text:span>章<text:span text:style-name="T70">：子网局部寻址。</text:span></text:p>
      <text:p text:style-name="P20">Chapter 8 <text:s/>– Global Addressing.<text:tab/><text:tab/><text:tab/><text:tab/> </text:p>
      <text:p text:style-name="P81">第<text:span text:style-name="T69">8</text:span>章<text:span text:style-name="T70">：全局寻址。</text:span></text:p>
      <text:p text:style-name="P20">Chapter 9 <text:s/>– Intro to the Managers.<text:tab/><text:tab/><text:tab/> </text:p>
      <text:p text:style-name="P81">第<text:span text:style-name="T69">9</text:span>章<text:span text:style-name="T70">：管理器介绍。</text:span></text:p>
      <text:p text:style-name="P20">Chapter 10 – Intro to Connection Establishment.</text:p>
      <text:p text:style-name="P81">第<text:span text:style-name="T69">10</text:span>章<text:span text:style-name="T70">：连接建立介绍。</text:span></text:p>
      <text:p text:style-name="P20">Chapter 11 – PSN Usage.<text:tab/><text:tab/><text:tab/><text:tab/><text:tab/><text:tab/> </text:p>
      <text:p text:style-name="P81">第<text:span text:style-name="T69">11</text:span>章<text:span text:style-name="T70">：包序列号(PSN)的用法。</text:span></text:p>
      <text:p text:style-name="P20"/>
      <text:p text:style-name="P58">The Next Part <text:span text:style-name="T38">|</text:span><text:span text:style-name="T71"> 下一部分</text:span></text:p>
      <text:p text:style-name="P20">Part 2 <text:span text:style-name="T72">begins the portion of the book that provides detailed information about the InfiniBand technology.</text:span> <text:span text:style-name="T72">Part 2 provides a detailed description of the creation of, the management of, and the basic operations of the various types of Queue Pairs. Part 2 </text:span>contains of the following chapters: <text:span text:style-name="T6">本书自第二部分起</text:span><text:span text:style-name="T12">，开始</text:span><text:span text:style-name="T6">对</text:span><text:span text:style-name="T13">IB技术进行详细的介绍。第二部分将对各种类型的QP(或译作”队列</text:span><text:span text:style-name="T14">对</text:span><text:span text:style-name="T13">”)的创建，管理以及基本操作做出详细的描述。它包括如下章节：</text:span></text:p>
      <text:p text:style-name="P20">Chapter 1<text:span text:style-name="T71">2 – QP Verbs and QP State Machine.<text:tab/> </text:span></text:p>
      <text:p text:style-name="P80">第12章：QP Verbs和QP 状态机。</text:p>
      <text:p text:style-name="P20">Chapter 1<text:span text:style-name="T71">3 – WRs, WQEs, and CQEs.<text:tab/><text:tab/><text:tab/><text:tab/> </text:span></text:p>
      <text:p text:style-name="P80">第13章：WRs, WQEs 和CQEs。</text:p>
      <text:p text:style-name="P20">Chapter 1<text:span text:style-name="T71">4 – Asynchronous Events and Errors.<text:tab/> </text:span></text:p>
      <text:p text:style-name="P79">第14章：异步事件和异步错误。</text:p>
      <text:p text:style-name="P79"/>
      <text:p text:style-name="P79"/>
      <text:p text:style-name="P79"/>
      <text:p text:style-name="P79"/>
      <text:p text:style-name="P79"/>
      <text:p text:style-name="P79"/>
      <text:p text:style-name="P79"/>
      <text:p text:style-name="P79"/>
      <text:p text:style-name="P79"/>
      <text:p text:style-name="P79"/>
      <text:p text:style-name="P56"/>
      <text:p text:style-name="P56"/>
      <text:p text:style-name="P56"/>
      <text:p text:style-name="P56"/>
      <text:p text:style-name="P47"><text:soft-page-break/><text:span text:style-name="T63">Chapter </text:span>1</text:p>
      <text:p text:style-name="P47">Basic Terms and Concepts</text:p>
      <text:p text:style-name="P48">第１章</text:p>
      <text:p text:style-name="P47">基本术语和概念</text:p>
      <text:p text:style-name="P59"><text:span text:style-name="标题_20_2_20_Char_20_Char"><text:span text:style-name="T64"/></text:span></text:p>
      <text:p text:style-name="P57">This Chapter <text:span text:style-name="T5">|</text:span> 这一章</text:p>
      <text:p text:style-name="P19">This chapter provides <text:span text:style-name="T5">本章提供</text:span></text:p>
      <text:p text:style-name="P19"><text:span text:style-name="T65">•　</text:span>Advantages of the InfiniBand network architecture. <text:span text:style-name="T5">IB网络架构(体系结构)的优势所在。</text:span></text:p>
      <text:p text:style-name="P19"><text:span text:style-name="T65">•　</text:span>An introduction to basic terminology. <text:span text:style-name="T5">基本术语介绍。</text:span></text:p>
      <text:p text:style-name="P19"><text:span text:style-name="T65">•　</text:span>Packet addressing basics. <text:span text:style-name="T5">分组</text:span><text:span text:style-name="T35">(</text:span><text:span text:style-name="T5">包</text:span><text:span text:style-name="T35">)</text:span><text:span text:style-name="T5">寻址基础。</text:span></text:p>
      <text:p text:style-name="P19"><text:span text:style-name="T65">•　</text:span>The basic roles of channel adapters, routers, switches, and repeaters. <text:span text:style-name="T5">通道适配器(CA)， 路由器，交换机和中继器(转发器)的基本作用(角色)。</text:span></text:p>
      <text:p text:style-name="P19"><text:span text:style-name="T65">•　</text:span>An introduction to message passing. <text:span text:style-name="T5">报文</text:span><text:span text:style-name="T36">(消息)</text:span><text:span text:style-name="T5">传递介绍。</text:span></text:p>
      <text:p text:style-name="P34"><text:s text:c="2"/></text:p>
      <text:p text:style-name="P36"><text:span text:style-name="T2">The Next Chapter </text:span><text:span text:style-name="T5">|</text:span><text:span text:style-name="T2"> 下一章</text:span> </text:p>
      <text:p text:style-name="P22">The next chapter introduces the concept of device attributes, managers, <text:s text:c="7"/>management agents (MAs), and management datagrams (MADs). <text:span text:style-name="T5">下一章将介绍一些基本概念，包括设备属性，管理器，管理代理和管理数据报。 </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37"><text:soft-page-break/>Chapter 2</text:p>
      <text:p text:style-name="P37">Intro to Attributes and Managers</text:p>
      <text:p text:style-name="P42">第2章</text:p>
      <text:p text:style-name="P42">属性和管理器介绍</text:p>
      <text:p text:style-name="P29"/>
      <text:p text:style-name="P29"><text:span text:style-name="T3">The Previous Chapter </text:span><text:span text:style-name="T16">|</text:span><text:span text:style-name="T4"> 前一章</text:span> </text:p>
      <text:p text:style-name="P29"/>
      <text:p text:style-name="P6">The previous chapter provided: <text:span text:style-name="T46">前一章提供</text:span></text:p>
      <text:list xml:id="list7135913679803930063" text:style-name="L1">
        <text:list-item>
          <text:p text:style-name="P91"><text:span text:style-name="T62">Advantages of the InfiniBand network architecture. </text:span><text:span text:style-name="T19">IB网络架构的优势所在。</text:span></text:p>
        </text:list-item>
        <text:list-item>
          <text:p text:style-name="P91"><text:span text:style-name="T62">An introduction to basic terminology. </text:span><text:span text:style-name="T20">基本概念介绍</text:span><text:span text:style-name="T19">。</text:span></text:p>
        </text:list-item>
        <text:list-item>
          <text:p text:style-name="P91"><text:span text:style-name="T62">Packet addressing basics. </text:span><text:span text:style-name="T20">分组</text:span><text:span text:style-name="T19">(包)寻址基础。</text:span></text:p>
        </text:list-item>
        <text:list-item>
          <text:p text:style-name="P91"><text:span text:style-name="T62">The basic roles of channel adapters, routers, switches, and repeaters. </text:span><text:span text:style-name="T20">通道适配器</text:span><text:span text:style-name="T19">，路由器，交换机和中继器的基本作用。</text:span></text:p>
        </text:list-item>
        <text:list-item>
          <text:p text:style-name="P91"><text:span text:style-name="T62">An introduction to message passing. </text:span><text:span text:style-name="T20">报文</text:span><text:span text:style-name="T19">(消息)传递介绍。</text:span></text:p>
        </text:list-item>
      </text:list>
      <text:p text:style-name="P6"/>
      <text:p text:style-name="P62">This Chapter <text:span text:style-name="T15">|</text:span><text:span text:style-name="T1"> 这一章</text:span></text:p>
      <text:p text:style-name="P72"/>
      <text:p text:style-name="P6">This chapter introduces the concept of device attributes, managers, management agents (MAs), and management datagrams (MADs). <text:span text:style-name="T5">本章介绍一些基本概念</text:span><text:span text:style-name="T39">，包括</text:span><text:span text:style-name="T5">设备属性</text:span><text:span text:style-name="T39">，管理器，管理代理和管理数据报。</text:span></text:p>
      <text:p text:style-name="P11"/>
      <text:p text:style-name="P67">The Next Chapter <text:span text:style-name="T15">|</text:span><text:span text:style-name="T1"> 下一章</text:span></text:p>
      <text:p text:style-name="P73"/>
      <text:p text:style-name="P16">The next chapter introduces the concept of the Queue Pair (QP), the message transfer engine that lies at the heart of the IBA technology. Request and response packets, Packet Sequence Numbers (PSNs), and the Verb Layer (a quasi-API used to control an IBA HCA) are introduced. The four IBA QP types are introduced and the concept of the QP Context and its contents are defined. Finally, there is a rather detailed example of a message transfer from one CA to another. <text:s/><text:span text:style-name="T5">下一章</text:span><text:span text:style-name="T40">将介绍队列对(QP)的概念，QP作为消息传输引擎，是IB技术的核心所在。下一章还将介绍的内容包括：请求包和响应包，包序列号(PSN)，和Verb层</text:span><text:span text:style-name="T41">(用以控制IBA HCA的准API)</text:span><text:span text:style-name="T40">以及四种IBA QP类型，QP上下文概念及内容。下一章的最后，将会给出一个相当详细的例子</text:span><text:span text:style-name="T42">(并结合插图)</text:span><text:span text:style-name="T40">，</text:span><text:span text:style-name="T43">把</text:span><text:span text:style-name="T44">一条</text:span><text:span text:style-name="T40">消息</text:span><text:span text:style-name="T45">是如何从一个CA传送到另一个CA上</text:span><text:span text:style-name="T44">去</text:span><text:span text:style-name="T45">的</text:span><text:span text:style-name="T42">全</text:span><text:span text:style-name="T45">过程娓娓道来。</text:span></text:p>
      <text:p text:style-name="P2"/>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38"><text:soft-page-break/>Chapter <text:span text:style-name="T73">3</text:span></text:p>
      <text:p text:style-name="P49">QP: Message Transfer Mechanism</text:p>
      <text:p text:style-name="P43">第<text:span text:style-name="T73">3</text:span>章</text:p>
      <text:p text:style-name="P49">QP: 消息传输机制</text:p>
      <text:p text:style-name="P30"/>
      <text:p text:style-name="P30"><text:span text:style-name="T3">The Previous Chapter </text:span><text:span text:style-name="T16">|</text:span><text:span text:style-name="T4"> 前一章</text:span> </text:p>
      <text:p text:style-name="P30"/>
      <text:p text:style-name="P23">The <text:span text:style-name="T74">previous chapter introduced the concept of device attributes, managers, management agents (MAs), and management datagrams (MADs). <text:s/></text:span><text:span text:style-name="T5">前一章介绍一些基本概念</text:span><text:span text:style-name="T39">，包括</text:span><text:span text:style-name="T5">设备属性</text:span><text:span text:style-name="T39">，管理器，管理代理和管理数据报。</text:span></text:p>
      <text:p text:style-name="P7"/>
      <text:p text:style-name="P63">This Chapter <text:span text:style-name="T15">|</text:span><text:span text:style-name="T1"> 这一章</text:span></text:p>
      <text:p text:style-name="P74"/>
      <text:p text:style-name="P17">Th<text:span text:style-name="T75">is</text:span> chapter introduces the concept of the Queue Pair (QP), the message transfer engine that lies at the heart of the IBA technology. Request and response packets, Packet Sequence Numbers (PSNs), and the Verb Layer (a quasi-API used to control an IBA HCA) are introduced. The four IBA QP types are introduced and the concept of the QP Context and its contents are defined. Finally, there is a rather detailed example of a message transfer from one CA to another. <text:s/><text:span text:style-name="T5">这一章</text:span><text:span text:style-name="T40">将介绍队列对(QP)的概念，QP作为消息传输引擎，是IB技术的核心所在。</text:span><text:span text:style-name="T5">这</text:span><text:span text:style-name="T40">一章还将介绍的内容包括：请求包和响应包，包序列号(PSN)，和Verb层</text:span><text:span text:style-name="T41">(用以控制IBA HCA的准API)</text:span><text:span text:style-name="T40">以及四种IBA QP类型，QP上下文概念及内容。</text:span><text:span text:style-name="T5">这</text:span><text:span text:style-name="T40">一章的最后，将会给出一个相当详细的例子</text:span><text:span text:style-name="T42">(并结合插图)</text:span><text:span text:style-name="T40">，</text:span><text:span text:style-name="T43">把</text:span><text:span text:style-name="T44">一条</text:span><text:span text:style-name="T40">消息</text:span><text:span text:style-name="T45">是如何从一个CA传送到另一个CA上</text:span><text:span text:style-name="T44">去</text:span><text:span text:style-name="T45">的</text:span><text:span text:style-name="T42">全</text:span><text:span text:style-name="T45">过程娓娓道来。</text:span><text:span text:style-name="T76"> </text:span></text:p>
      <text:p text:style-name="P12"/>
      <text:p text:style-name="P68">The Next Chapter <text:span text:style-name="T15">|</text:span><text:span text:style-name="T1"> 下一章</text:span></text:p>
      <text:p text:style-name="P74"/>
      <text:p text:style-name="P3"><text:span text:style-name="T53">The next chapter provides an introduction to the four IBA transport service types (RC, UC, RD, and UD QPs), as well as the two non-IBA transport service types (Raw IPv6 and Raw EtherType QPs) that permit packets associated with virtually any other network protocol to be tunneled through an IBA network encapsulated in "raw" IBA packets. </text:span>下一章将介绍四种IBA的传输服务类型(RC, UC, RD, 和 UD QPs)和两种非IBA传输服务类型(Raw IPv6 和 Raw EtherType QPs)。这两种非IB传输服务类型，允许封装在"raw"IBA数据包中的、几乎所有的其他网络协议的数据包在IBA网络中传输。</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9"><text:soft-page-break/>Chapter <text:span text:style-name="T77">4</text:span></text:p>
      <text:p text:style-name="P53">Intro to Transport Types</text:p>
      <text:p text:style-name="P44">第<text:span text:style-name="T77">4</text:span>章</text:p>
      <text:p text:style-name="P50">传输类型介绍</text:p>
      <text:p text:style-name="P31"/>
      <text:p text:style-name="P31"><text:span text:style-name="T3">The Previous Chapter </text:span><text:span text:style-name="T16">|</text:span><text:span text:style-name="T4"> 前一章</text:span> </text:p>
      <text:p text:style-name="P31"/>
      <text:p text:style-name="P24"><text:span text:style-name="T78">The previous chapter introduced the concept of the Queue Pair (QP), the message transfer engine that lies at the heart of the IBA technology. Request and response packets, Packet Sequence Numbers (PSNs), and the Verb Layer (a quasi-API used to control an IBA HCA) were introduced. The four IBA QP types were introduced and the concept of the QP Context and its contents were defined. Finally, there was a rather detailed example of a message transfer from one CA to another. <text:s/></text:span><text:span text:style-name="T5">前一</text:span><text:span text:style-name="T47">章</text:span><text:span text:style-name="T40">介绍</text:span><text:span text:style-name="T48">了</text:span><text:span text:style-name="T40">队列对(QP)的概念，QP作为消息传输引擎，是IB技术的核心所在。</text:span><text:span text:style-name="T47">前</text:span><text:span text:style-name="T40">一章还介绍了这些内容：请求包和响应包，包序列号(PSN)，和Verb层</text:span><text:span text:style-name="T41">(用以控制IBA HCA的准API)</text:span><text:span text:style-name="T40">以及四种IBA QP类型，QP上下文概念及内容。</text:span><text:span text:style-name="T47">前</text:span><text:span text:style-name="T40">一章的最后，给出了一个例子</text:span><text:span text:style-name="T42">(并结合插图)</text:span><text:span text:style-name="T40">，</text:span><text:span text:style-name="T43">把</text:span><text:span text:style-name="T44">一条</text:span><text:span text:style-name="T40">消息</text:span><text:span text:style-name="T45">是如何从一个CA传送到另一个CA上</text:span><text:span text:style-name="T44">去</text:span><text:span text:style-name="T45">的</text:span><text:span text:style-name="T42">全</text:span><text:span text:style-name="T45">过程做了相当详细的介绍。</text:span><text:span text:style-name="T5"> </text:span></text:p>
      <text:p text:style-name="P8"/>
      <text:p text:style-name="P64">This Chapter <text:span text:style-name="T15">|</text:span><text:span text:style-name="T1"> 这一章</text:span></text:p>
      <text:p text:style-name="P75"/>
      <text:p text:style-name="P18"><text:span text:style-name="T79">This chapter provides an introduction to the four IBA transport service types (RC, UC, RD, and UD QPs), as well as the two non-IBA transport service types (Raw IPv6 and Raw EtherType QPs) that permit packets associated with virtually any other network protocol to be tunneled through an IBA network encapsulated within "raw" IBA packets.</text:span> <text:s/><text:span text:style-name="T5">这一章</text:span><text:span text:style-name="T49">将介绍四种IBA的传输服务类型(RC, UC, RD, 和 UD QPs)和两种非IBA传输服务类型(Raw IPv6 和 Raw EtherType QPs)。这两种非IB传输服务类型，允许封装在"raw"IBA数据包中的、几乎所有的其他网络协议的数据包在IBA网络中传输。</text:span></text:p>
      <text:p text:style-name="P13"/>
      <text:p text:style-name="P69">The Next Chapter <text:span text:style-name="T15">|</text:span><text:span text:style-name="T1"> 下一章</text:span></text:p>
      <text:p text:style-name="P75"/>
      <text:p text:style-name="P4"><text:span text:style-name="T54">The next chapter provides an introduction to the five types of message transfer requests that can posted to and executed by a QP's SQ logic. It also introduces the single type of message transfer request that can be posted to and executed by a QP's RQ logic</text:span><text:span text:style-name="T53">. </text:span>下一章将介绍五种消息传输请求，每一种消息传输请求都能够被提交到<text:span text:style-name="T80">QP的SQ Logic然后被执行。下一章还将介绍一种简单的消息传输请求，该请求能够被提交到QP的RQ Logic然后被执行。</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0"><text:soft-page-break/>Chapter <text:span text:style-name="T81">5</text:span></text:p>
      <text:p text:style-name="P54">Intro to Send/Receive Operations</text:p>
      <text:p text:style-name="P45">第<text:span text:style-name="T81">5</text:span>章</text:p>
      <text:p text:style-name="P51">发送/接收操作介绍</text:p>
      <text:p text:style-name="P32"/>
      <text:p text:style-name="P32"><text:span text:style-name="T3">The Previous Chapter </text:span><text:span text:style-name="T16">|</text:span><text:span text:style-name="T4"> 前一章</text:span> </text:p>
      <text:p text:style-name="P32"/>
      <text:p text:style-name="P25"><text:span text:style-name="T78">The previous chapter provided an introduction to the four IBA transport service types (RC, UC, RD, and UD QPs), as well as the two non-IBA transport service types (Raw IPv6 and Raw EtherType QPs) that permit packets associated with virtually any other network protocol to be tunneled through an IBA network encapsulated in "raw" IBA packets. </text:span><text:span text:style-name="T48">前</text:span><text:span text:style-name="T47">一章</text:span><text:span text:style-name="T49">介绍了四种IBA的传输服务类型(RC, UC, RD, 和 UD QPs)和两种非IBA传输服务类型(Raw IPv6 和 Raw EtherType QPs)。这两种非IB传输服务类型，允许封装在"raw"IBA数据包中的、几乎所有的其他网络协议的数据包在IBA网络中传输。</text:span><text:span text:style-name="T5"> </text:span></text:p>
      <text:p text:style-name="P9"/>
      <text:p text:style-name="P65">This Chapter <text:span text:style-name="T15">|</text:span><text:span text:style-name="T1"> 这一章</text:span></text:p>
      <text:p text:style-name="P76"/>
      <text:p text:style-name="P21">This chapter provides an introduction to the five types of message transfer requests that can posted to and executed by a QP's SQ logic. It also introduces the single type of message transfer request that can be posted to and executed by a QP's RQ logic. <text:span text:style-name="T5">这</text:span><text:span text:style-name="T49">一章将介绍五种消息传输请求，每一种消息传输请求都能够被提交到</text:span><text:span text:style-name="T50">QP的SQ Logic然后被执行。这一章还将介绍一种简单的消息传输请求，该请求能够被提交到QP的RQ Logic然后被执行。</text:span></text:p>
      <text:p text:style-name="P14"/>
      <text:p text:style-name="P70">The Next Chapter <text:span text:style-name="T15">|</text:span><text:span text:style-name="T1"> 下一章</text:span></text:p>
      <text:p text:style-name="P76"/>
      <text:p text:style-name="P5"><text:span text:style-name="T55">The next chapter provides an introduction to the layers comprising the IBA stack that handles message transmission and reception. Those layers are: </text:span><text:span text:style-name="T82">负责处理消息发送和接收的 IBA协议栈是由多层构成的，下一章将逐层予以介绍。IBA协议栈分层如下：</text:span></text:p>
      <text:p text:style-name="P28"/>
      <text:list xml:id="list7967293858842660783" text:style-name="L2">
        <text:list-item>
          <text:p text:style-name="P92"><text:span text:style-name="T56">The ULP (Upper Layer Protocol). This is actually not part of the IBA stack. Rather, it is comprised of OS and application software that uses the stack to pass messages with remote CAs. </text:span><text:span text:style-name="T21">上层协议(ULP)。这一层实际上</text:span><text:span text:style-name="T24">并非</text:span><text:span text:style-name="T22">IBA</text:span><text:span text:style-name="T23">协议</text:span><text:span text:style-name="T22">栈的组成部分。相反</text:span><text:span text:style-name="T25">，ULP是由操作系统(OS)和应用软件构成的，应用软件使用IBA栈来与远端CA进行消息传递。</text:span></text:p>
        </text:list-item>
        <text:list-item>
          <text:p text:style-name="P93"><text:span text:style-name="T56">The Verb Layer. <text:s/></text:span><text:span text:style-name="T21">Verb层。</text:span></text:p>
        </text:list-item>
        <text:list-item>
          <text:p text:style-name="P93"><text:span text:style-name="T56">The Transport Layer. </text:span><text:span text:style-name="T21">传输层。</text:span></text:p>
        </text:list-item>
        <text:list-item>
          <text:p text:style-name="P93"><text:span text:style-name="T56">The Network Layer. <text:s/></text:span><text:span text:style-name="T21">网络层。</text:span></text:p>
        </text:list-item>
        <text:list-item>
          <text:p text:style-name="P93"><text:span text:style-name="T56">The Link Layer. <text:s/></text:span><text:span text:style-name="T21">链路层。</text:span></text:p>
        </text:list-item>
        <text:list-item>
          <text:p text:style-name="P93"><text:span text:style-name="T56">The Physical Layer. </text:span><text:span text:style-name="T21">物理层。</text:span></text:p>
        </text:list-item>
      </text:list>
      <text:p text:style-name="P83"/>
      <text:p text:style-name="P83"/>
      <text:p text:style-name="P83"/>
      <text:p text:style-name="P83"/>
      <text:p text:style-name="P83"/>
      <text:p text:style-name="P83"/>
      <text:p text:style-name="P83"/>
      <text:p text:style-name="P83"/>
      <text:p text:style-name="P83"/>
      <text:p text:style-name="P41"><text:soft-page-break/>Chapter <text:span text:style-name="T83">6</text:span></text:p>
      <text:p text:style-name="P85">Division of Labor</text:p>
      <text:p text:style-name="P46">第<text:span text:style-name="T83">6</text:span>章</text:p>
      <text:p text:style-name="P52">劳动分工</text:p>
      <text:p text:style-name="P33"/>
      <text:p text:style-name="P33"><text:span text:style-name="T3">The Previous Chapter </text:span><text:span text:style-name="T16">|</text:span><text:span text:style-name="T4"> 前一章</text:span> </text:p>
      <text:p text:style-name="P33"/>
      <text:p text:style-name="P26"><text:span text:style-name="T84">The previous chapter provided an introduction to the five types of message transfer requests that can posted to and executed by a QP's SQ logic. It also introduced the single type of message transfer request that can be posted to and executed by a QP's RQ logic. </text:span><text:span text:style-name="T48">前</text:span><text:span text:style-name="T47">一章</text:span><text:span text:style-name="T49">介绍了五种消息传输请求，每一种消息传输请求都能够被提交到</text:span><text:span text:style-name="T50">QP的SQ Logic然后被执行。</text:span><text:span text:style-name="T51">前</text:span><text:span text:style-name="T50">一章还介绍了一种简单的消息传输请求，该请求能够被提交到QP的RQ Logic然后被执行</text:span><text:span text:style-name="T49">。</text:span><text:span text:style-name="T5"> </text:span></text:p>
      <text:p text:style-name="P10"/>
      <text:p text:style-name="P66">This Chapter <text:span text:style-name="T15">|</text:span><text:span text:style-name="T1"> 这一章</text:span></text:p>
      <text:p text:style-name="P77"/>
      <text:p text:style-name="P27"><text:span text:style-name="T85">This chapter provides an introduction to the layers comprising the IBA stack that handles message transmission and reception. Those layers are: </text:span><text:span text:style-name="T52">负责处理消息发送和接收的 IBA协议栈是由多层构成的，这一章将逐层予以介绍。IBA协议栈分层如下：</text:span></text:p>
      <text:list xml:id="list1194512958532663114" text:style-name="L3">
        <text:list-item>
          <text:p text:style-name="P94"><text:span text:style-name="T57">The ULP (Upper Layer Protocol). This is actually not part of the IBA stack. Rather, it is comprised of OS and application software that uses the stack to pass messages. </text:span><text:span text:style-name="T21">上层协议(ULP)。这一层实际上</text:span><text:span text:style-name="T24">并非</text:span><text:span text:style-name="T22">IBA</text:span><text:span text:style-name="T23">协议</text:span><text:span text:style-name="T22">栈的组成部分。相反</text:span><text:span text:style-name="T25">，ULP是由操作系统(OS)和应用软件构成的，应用软件使用IBA栈来与远端CA进行消息传递。</text:span></text:p>
        </text:list-item>
        <text:list-item>
          <text:p text:style-name="P94"><text:span text:style-name="T57">The Verb Layer. <text:s/></text:span><text:span text:style-name="T21">Verb层。</text:span></text:p>
        </text:list-item>
        <text:list-item>
          <text:p text:style-name="P94"><text:span text:style-name="T57">The Transport Layer. <text:s/></text:span><text:span text:style-name="T21">传输层。</text:span></text:p>
        </text:list-item>
        <text:list-item>
          <text:p text:style-name="P94"><text:span text:style-name="T57">The Network Layer. <text:s/></text:span><text:span text:style-name="T21">网络层。</text:span></text:p>
        </text:list-item>
        <text:list-item>
          <text:p text:style-name="P94"><text:span text:style-name="T57">The Link Layer. <text:s/></text:span><text:span text:style-name="T21">链路层。</text:span></text:p>
        </text:list-item>
        <text:list-item>
          <text:p text:style-name="P94"><text:span text:style-name="T57">The Physical Layer. </text:span><text:span text:style-name="T21">物理层。</text:span></text:p>
        </text:list-item>
      </text:list>
      <text:p text:style-name="P15"/>
      <text:p text:style-name="P71">The Next Chapter <text:span text:style-name="T15">|</text:span><text:span text:style-name="T1"> 下一章</text:span></text:p>
      <text:p text:style-name="P77"/>
      <text:p text:style-name="P96"><text:span text:style-name="T56">The next chapter defines how ports on channel adapters, switches, and routers are numbered. It then defines the Local ID (LID) address space, the purpose of the LID address, and the SM's assignment of a unique LID to each port. The SM may optionally assign a range of LID addresses to a port. This chapter defines how this is done as well as the value of assigning more than one address to a port. It describes how the QP indicates which of the local ports assigned LID addresses will be inserted into the LRH:SLID field when the QP sources a packet to the port for transmission. The concept of the SM's path database is introduced. <text:s/></text:span><text:span text:style-name="T26">下一章将介绍是如何给CA端口，交换机端口和路由器端口编号的。紧接着，</text:span><text:span text:style-name="T27">将介绍如何</text:span><text:span text:style-name="T26">定义本地标识符(LID)的地址空间，使用LID地址的目的和子网管理器给子网内的每一个端口分配一个</text:span><text:span text:style-name="T27">(</text:span><text:span text:style-name="T26">在子网范围内</text:span><text:span text:style-name="T27">)</text:span><text:span text:style-name="T26">独一无二的LID。</text:span><text:span text:style-name="T29">可选地，</text:span><text:span text:style-name="T28">SM可给某一端口分配一组LID地址，下一章将定义这是如何做到的</text:span><text:span text:style-name="T29">，同时</text:span><text:span text:style-name="T28">介绍分配给端口的多个</text:span><text:span text:style-name="T29">LID地址的值。</text:span><text:span text:style-name="T30">下一章也将介绍当QP推送一个待传输的包到端口上的时候，QP是如何指定被插入到LRH:SLID字段中的端口地址。下一章还将介绍关于子网管理器路由数据库的概念。</text:span></text:p>
      <text:p text:style-name="P96"/>
      <text:p text:style-name="P96"/>
      <text:p text:style-name="P96"/>
      <text:p text:style-name="P96"/>
      <text:p text:style-name="P96"/>
      <text:p text:style-name="P86"><text:soft-page-break/>Chapter <text:span text:style-name="T86">7</text:span></text:p>
      <text:p text:style-name="P89">Subnet-Local Addressing</text:p>
      <text:p text:style-name="P87">第<text:span text:style-name="T86">7</text:span>章</text:p>
      <text:p text:style-name="P88">子网局部寻址</text:p>
      <text:p text:style-name="P90"/>
      <text:p text:style-name="P90"><text:span text:style-name="T3">The Previous Chapter </text:span><text:span text:style-name="T16">|</text:span><text:span text:style-name="T4"> 前一章</text:span> </text:p>
      <text:p text:style-name="P90"/>
      <text:p text:style-name="P100"><text:span text:style-name="T60">The previous chapter provided an introduction to the layers comprising the IBA stack that handles message transmission and reception. Those layers are: </text:span><text:span text:style-name="T23">负责处理消息发送和接收的 IBA协议栈是由多层构成的，前一章逐层给予了介绍。IBA协议栈分层如下：</text:span></text:p>
      <text:list xml:id="list172637474550039" text:continue-numbering="true" text:style-name="L3">
        <text:list-item>
          <text:p text:style-name="P95"><text:span text:style-name="T57">The ULP (Upper Layer Protocol). This is actually not part of the IBA stack. Rather, it is comprised of OS and application software that uses the stack to pass messages. </text:span><text:span text:style-name="T21">上层协议(ULP)。这一层实际上</text:span><text:span text:style-name="T24">并非</text:span><text:span text:style-name="T22">IBA</text:span><text:span text:style-name="T23">协议</text:span><text:span text:style-name="T22">栈的组成部分。相反</text:span><text:span text:style-name="T25">，ULP是由操作系统(OS)和应用软件构成的，应用软件使用IBA栈来与远端CA进行消息传递。</text:span></text:p>
        </text:list-item>
        <text:list-item>
          <text:p text:style-name="P95"><text:span text:style-name="T57">The Verb Layer. <text:s/></text:span><text:span text:style-name="T21">Verb层。</text:span></text:p>
        </text:list-item>
        <text:list-item>
          <text:p text:style-name="P95"><text:span text:style-name="T57">The Transport Layer. <text:s/></text:span><text:span text:style-name="T21">传输层。</text:span></text:p>
        </text:list-item>
        <text:list-item>
          <text:p text:style-name="P95"><text:span text:style-name="T57">The Network Layer. <text:s/></text:span><text:span text:style-name="T21">网络层。</text:span></text:p>
        </text:list-item>
        <text:list-item>
          <text:p text:style-name="P95"><text:span text:style-name="T57">The Link Layer. <text:s/></text:span><text:span text:style-name="T21">链路层。</text:span></text:p>
        </text:list-item>
        <text:list-item>
          <text:p text:style-name="P95"><text:span text:style-name="T57">The Physical Layer. </text:span><text:span text:style-name="T21">物理层。</text:span></text:p>
        </text:list-item>
      </text:list>
      <text:p text:style-name="P98"/>
      <text:p text:style-name="P101">This Chapter <text:span text:style-name="T15">|</text:span><text:span text:style-name="T1"> 这一章</text:span></text:p>
      <text:p text:style-name="P103"/>
      <text:p text:style-name="P100"><text:span text:style-name="T58">This chapter defines the addresses that are used to route a packet from its source port to its destination port within an IBA subnet. It defines how ports on CAs, switches, and routers are numbered. It then defines the Local ID (LID) address space, the purpose of the LID address, and the SM's assignment of a unique LID to each port. The SM may optionally assign a range of LID addresses to a port. This chapter defines how this is done as well as the value of assigning more than one address to a port. It describes how the QP indicates which of the local port's assigned LID addresses will be inserted into the LRH:SLID field when the QP sources a packet to the port for transmission. The concept of the SM's path database is introduced.</text:span><text:span text:style-name="T23"> 这</text:span><text:span text:style-name="T26">一章将介绍是如何给CA端口，交换机端口和路由器端口编号的。紧接着，</text:span><text:span text:style-name="T27">将介绍如何</text:span><text:span text:style-name="T26">定义本地标识符(LID)的地址空间，使用LID地址的目的和子网管理器给子网内的每一个端口分配一个</text:span><text:span text:style-name="T27">(</text:span><text:span text:style-name="T26">在子网范围内</text:span><text:span text:style-name="T27">)</text:span><text:span text:style-name="T26">独一无二的LID。</text:span><text:span text:style-name="T29">可选地，</text:span><text:span text:style-name="T28">SM可给某一端口分配一组LID地址，这一章将定义这是如何做到的</text:span><text:span text:style-name="T29">，同时</text:span><text:span text:style-name="T28">介绍分配给端口的多个</text:span><text:span text:style-name="T29">LID地址的值。这</text:span><text:span text:style-name="T30">一章也将介绍当QP推送一个待传输的包到端口上的时候，QP是如何指定被插入到LRH:SLID字段中的端口地址。这一章还将介绍关于子网管理器路由数据库的概念。</text:span></text:p>
      <text:p text:style-name="P99"/>
      <text:p text:style-name="P102">The Next Chapter <text:span text:style-name="T15">|</text:span><text:span text:style-name="T1"> 下一章</text:span></text:p>
      <text:p text:style-name="P103"/>
      <text:p text:style-name="P97"><text:span text:style-name="T59">The next chapter describes the 128-bit global address used to route a packet from its source CA port in one subnet to the destination CA port in another subnet. IPv6 (Internet Protocol version 6) addresses are introduced (both unicast and multicast) as well as the documentation convention used for IPv6 addresses. Each 128-bit global address consists of a 64-bit subnet prefix and a 64-bit globally unique ID (GUID). This chapter describes how each port in a subnet is assigned the same subnet ID as well as one or more GUIDs. The concept of a global multipathing is introduced.</text:span><text:span text:style-name="T56"> </text:span><text:span text:style-name="T32">下一章将介绍</text:span><text:span text:style-name="T33">128位的全局地址，该地址用来给数据包做路由选择，从源CA所在的子网到目标CA所在的子网。用于IPv6地址的文档约定和IPv6(互联协议第6版)地址也将被介绍(包括单播和多播)。每一个128位的全局地址包括一个64位的子网前缀和64位的全球唯一的标识符(GUID)。下一章将描述如何给子网中的每一个端口分配相同的子网标识符和一个或多个GUID。下一章还将介绍有关全局多路径化的观念。</text:span></text:p>
      <text:p text:style-name="P97"><text:soft-page-break/><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黑体" svg:font-family="黑体, 方正黑体_GBK"/>
    <style:font-face style:name="Arial" svg:font-family="Arial, 'Liberation Sans'" style:font-family-generic="swiss"/>
    <style:font-face style:name="FreeSans1" svg:font-family="FreeSans" style:font-family-generic="swiss"/>
    <style:font-face style:name="Ubuntu" svg:font-family="Ubuntu" style:font-pitch="variable"/>
    <style:font-face style:name="Ubuntu Medium" svg:font-family="'Ubuntu Medium'"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标题_20_2_20_Char_20_Char" style:display-name="标题 2 Char Char" style:family="text">
      <style:text-properties style:font-name="Arial" fo:font-family="Arial, 'Liberation Sans'" style:font-family-generic="swiss" fo:font-size="16pt" fo:font-weight="bold" style:font-name-asian="黑体" style:font-family-asian="黑体, 方正黑体_GBK" style:font-size-asian="16pt" style:font-weight-asian="bold" style:font-name-complex="Arial" style:font-family-complex="Arial, 'Liberation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0.5pt" style:font-size-asian="10.5pt" style:font-size-complex="10.5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2T09:23:27.965406091</meta:creation-date>
    <dc:date>2016-08-01T17:26:35.462806947</dc:date>
    <meta:editing-duration>PT7H19M27S</meta:editing-duration>
    <meta:editing-cycles>172</meta:editing-cycles>
    <meta:generator>LibreOffice/4.2.7.2$Linux_x86 LibreOffice_project/420m0$Build-2</meta:generator>
    <dc:title>prefaces</dc:title>
    <meta:document-statistic meta:table-count="0" meta:image-count="0" meta:object-count="0" meta:page-count="9" meta:paragraph-count="132" meta:word-count="4099" meta:character-count="12032" meta:non-whitespace-character-count="10424"/>
  </office:meta>
</office:document-meta>
</file>